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Configurations2/" manifest:media-type="application/vnd.sun.xml.ui.configuration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3.127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3.819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1.556cm"/>
    </style:style>
    <style:style style:name="co13" style:family="table-column">
      <style:table-column-properties fo:break-before="auto" style:column-width="3.318cm"/>
    </style:style>
    <style:style style:name="co14" style:family="table-column">
      <style:table-column-properties fo:break-before="auto" style:column-width="4.2cm"/>
    </style:style>
    <style:style style:name="co15" style:family="table-column">
      <style:table-column-properties fo:break-before="auto" style:column-width="5.368cm"/>
    </style:style>
    <style:style style:name="co16" style:family="table-column">
      <style:table-column-properties fo:break-before="auto" style:column-width="5.39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1.47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'.B4"/>
      <style:map style:condition="cell-content()&gt;[.B3]" style:apply-style-name="Bad" style:base-cell-address="'CRC32 flags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Checksums_(x64)" table:style-name="ta1">
        <table:shapes>
          <draw:frame draw:z-index="0" draw:name="Gráfico 1" draw:style-name="gr1" svg:width="30.839cm" svg:height="14.981cm" svg:x="24.483cm" svg:y="0.169cm">
            <draw:object draw:notify-on-update-of-ranges="'Checksums_(x64)'.B1:'Checksums_(x64)'.H1 'Checksums_(x64)'.A2:'Checksums_(x64)'.A2 'Checksums_(x64)'.B2:'Checksums_(x64)'.H2 'Checksums_(x64)'.A3:'Checksums_(x64)'.A3 'Checksums_(x64)'.B3:'Checksums_(x64)'.H3 'Checksums_(x64)'.A4:'Checksums_(x64)'.A4 'Checksums_(x64)'.B4:'Checksums_(x64)'.H4 'Checksums_(x64)'.A5:'Checksums_(x64)'.A5 'Checksums_(x64)'.B5:'Checksums_(x64)'.H5 'Checksums_(x64)'.A6:'Checksums_(x64)'.A6 'Checksums_(x64)'.B6:'Checksums_(x64)'.H6 'Checksums_(x64)'.A7:'Checksums_(x64)'.A7 'Checksums_(x64)'.B7:'Checksums_(x64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23.777cm" svg:height="9.913cm" svg:x="0.318cm" svg:y="6.28cm">
            <draw:object draw:notify-on-update-of-ranges="'Checksums_(x64)'.B9:'Checksums_(x64)'.H9 'Checksums_(x64)'.A10:'Checksums_(x64)'.A10 'Checksums_(x64)'.B10:'Checksums_(x64)'.H10 'Checksums_(x64)'.A11:'Checksums_(x64)'.A11 'Checksums_(x64)'.B11:'Checksums_(x64)'.H11 'Checksums_(x64)'.A12:'Checksums_(x64)'.A12 'Checksums_(x64)'.B12:'Checksums_(x64)'.H12 'Checksums_(x64)'.A13:'Checksums_(x64)'.A13 'Checksums_(x64)'.B13:'Checksums_(x64)'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C32 flags" table:style-name="ta2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'.B4:'CRC32 flags'.N4 'CRC32 flags'.B6:'CRC32 flags'.N6 'CRC32 flags'.B17:'CRC32 flags'.C17 'CRC32 flags'.B19:'CRC32 flags'.C19 'CRC32 flags'.B11:'CRC32 flags'.J11 'CRC32 flags'.B13:'CRC32 flags'.J13">
            <calcext:condition calcext:apply-style-name="Good" calcext:value="&lt;[.B3]" calcext:base-cell-address="'CRC32 flags'.B4"/>
            <calcext:condition calcext:apply-style-name="Bad" calcext:value="&gt;[.B3]" calcext:base-cell-address="'CRC32 flags'.B4"/>
          </calcext:conditional-format>
        </calcext:conditional-formats>
      </table:table>
      <table:table table:name="Hashes_(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x64)'.B1:'Hashes_(x64)'.F1 'Hashes_(x64)'.A2:'Hashes_(x64)'.A2 'Hashes_(x64)'.B2:'Hashes_(x64)'.F2 'Hashes_(x64)'.A3:'Hashes_(x64)'.A3 'Hashes_(x64)'.B3:'Hashes_(x64)'.F3 'Hashes_(x64)'.A4:'Hashes_(x64)'.A4 'Hashes_(x64)'.B4:'Hashes_(x64)'.F4 'Hashes_(x64)'.A5:'Hashes_(x64)'.A5 'Hashes_(x64)'.B5:'Hashes_(x64)'.F5 'Hashes_(x64)'.A6:'Hashes_(x64)'.A6 'Hashes_(x64)'.B6:'Hashes_(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x64)" table:style-name="ta1">
        <table:shapes>
          <draw:frame draw:z-index="0" draw:name="Gráfico 1" draw:style-name="gr1" svg:width="30.839cm" svg:height="14.981cm" svg:x="5.835cm" svg:y="0cm">
            <draw:object draw:notify-on-update-of-ranges="'SpamSum_(x64)'.B1:'SpamSum_(x64)'.B1 'SpamSum_(x64)'.A2:'SpamSum_(x64)'.A2 'SpamSum_(x64)'.B2:'SpamSum_(x64)'.B2 'SpamSum_(x64)'.A3:'SpamSum_(x64)'.A3 'SpamSum_(x64)'.B3:'SpamSum_(x64)'.B3 'SpamSum_(x64)'.A4:'SpamSum_(x64)'.A4 'SpamSum_(x64)'.B4:'SpamSum_(x64)'.B4 'SpamSum_(x64)'.A5:'SpamSum_(x64)'.A5 'SpamSum_(x64)'.B5:'SpamSum_(x64)'.B5 'SpamSum_(x64)'.A6:'SpamSum_(x64)'.A6 'SpamSum_(x64)'.B6:'SpamSum_(x64)'.B6 'SpamSum_(x64)'.A7:'SpamSum_(x64)'.A7 'SpamSum_(x64)'.B7:'SpamSum_(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S)" table:style-name="ta1">
        <table:shapes>
          <draw:frame draw:z-index="0" draw:name="Gráfico 1" draw:style-name="gr1" svg:width="30.839cm" svg:height="15.812cm" svg:x="24.518cm" svg:y="0.451cm">
            <draw:object draw:notify-on-update-of-ranges="'Checksums_(AS)'.A1:'Checksums_(AS)'.A1 'Checksums_(AS)'.B1:'Checksums_(AS)'.H1 'Checksums_(AS)'.A2:'Checksums_(AS)'.A2 'Checksums_(AS)'.B2:'Checksums_(AS)'.H2 'Checksums_(AS)'.A3:'Checksums_(AS)'.A3 'Checksums_(AS)'.B3:'Checksums_(AS)'.H3 'Checksums_(AS)'.A4:'Checksums_(AS)'.A4 'Checksums_(AS)'.B4:'Checksums_(AS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2" draw:style-name="gr1" svg:width="23.459cm" svg:height="9.896cm" svg:x="0.318cm" svg:y="6.28cm">
            <draw:object draw:notify-on-update-of-ranges="'Checksums_(AS)'.A6:'Checksums_(AS)'.A6 'Checksums_(AS)'.B6:'Checksums_(AS)'.H6 'Checksums_(AS)'.A7:'Checksums_(AS)'.A7 'Checksums_(AS)'.B7:'Checksums_(AS)'.H7 'Checksums_(AS)'.A8:'Checksums_(AS)'.A8 'Checksums_(AS)'.B8:'Checksums_(AS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AS)" table:style-name="ta1">
        <table:shapes>
          <draw:frame draw:z-index="0" draw:name="Gráfico 1" draw:style-name="gr1" svg:width="30.839cm" svg:height="14.981cm" svg:x="13.58cm" svg:y="0.146cm">
            <draw:object draw:notify-on-update-of-ranges="'Hashes_(AS)'.B1:'Hashes_(AS)'.F1 'Hashes_(AS)'.A2:'Hashes_(AS)'.A2 'Hashes_(AS)'.B2:'Hashes_(AS)'.F2 'Hashes_(AS)'.A3:'Hashes_(AS)'.A3 'Hashes_(AS)'.B3:'Hashes_(AS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6" table:default-cell-style-name="ce1"/>
        <table:table-column table:style-name="co7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AS)" table:style-name="ta1">
        <table:shapes>
          <draw:frame draw:z-index="0" draw:name="Gráfico 1" draw:style-name="gr1" svg:width="30.839cm" svg:height="14.981cm" svg:x="4.517cm" svg:y="0.001cm">
            <draw:object draw:notify-on-update-of-ranges="'SpamSum_(AS)'.A1:'SpamSum_(AS)'.A1 'SpamSum_(AS)'.B1:'SpamSum_(AS)'.B1 'SpamSum_(AS)'.A2:'SpamSum_(AS)'.A2 'SpamSum_(AS)'.B2:'SpamSum_(AS)'.B2 'SpamSum_(AS)'.A3:'SpamSum_(AS)'.A3 'SpamSum_(AS)'.B3:'SpamSum_(AS)'.B3 'SpamSum_(AS)'.A4:'SpamSum_(AS)'.A4 'SpamSum_(AS)'.B4:'SpamSum_(AS)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arm64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64)'.B1:'Checksums_(arm64)'.H1 'Checksums_(arm64)'.A2:'Checksums_(arm64)'.A2 'Checksums_(arm64)'.B2:'Checksums_(arm64)'.H2 'Checksums_(arm64)'.A3:'Checksums_(arm64)'.A3 'Checksums_(arm64)'.B3:'Checksums_(arm64)'.H3 'Checksums_(arm64)'.A4:'Checksums_(arm64)'.A4 'Checksums_(arm64)'.B4:'Checksums_(arm64)'.H4 'Checksums_(arm64)'.A5:'Checksums_(arm64)'.A5 'Checksums_(arm64)'.B5:'Checksums_(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64)'.B9:'Checksums_(arm64)'.H9 'Checksums_(arm64)'.A10:'Checksums_(arm64)'.A10 'Checksums_(arm64)'.B10:'Checksums_(arm64)'.H10 'Checksums_(arm64)'.A11:'Checksums_(arm64)'.A11 'Checksums_(arm64)'.B11:'Checksums_(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64)'.B1:'Hashes_(arm64)'.F1 'Hashes_(arm64)'.A2:'Hashes_(arm64)'.A2 'Hashes_(arm64)'.B2:'Hashes_(arm64)'.F2 'Hashes_(arm64)'.A3:'Hashes_(arm64)'.A3 'Hashes_(arm64)'.B3:'Hashes_(arm64)'.F3 'Hashes_(arm64)'.A4:'Hashes_(arm64)'.A4 'Hashes_(arm64)'.B4:'Hashes_(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64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64)'.B1:'SpamSum_(arm64)'.B1 'SpamSum_(arm64)'.A2:'SpamSum_(arm64)'.A2 'SpamSum_(arm64)'.B2:'SpamSum_(arm64)'.B2 'SpamSum_(arm64)'.A3:'SpamSum_(arm64)'.A3 'SpamSum_(arm64)'.B3:'SpamSum_(arm64)'.B3 'SpamSum_(arm64)'.A4:'SpamSum_(arm64)'.A4 'SpamSum_(arm64)'.B4:'SpamSum_(arm64)'.B4 'SpamSum_(arm64)'.A5:'SpamSum_(arm64)'.A5 'SpamSum_(arm64)'.B5:'SpamSum_(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rm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)'.B1:'Checksums_(arm)'.H1 'Checksums_(arm)'.A2:'Checksums_(arm)'.A2 'Checksums_(arm)'.B2:'Checksums_(arm)'.H2 'Checksums_(arm)'.A3:'Checksums_(arm)'.A3 'Checksums_(arm)'.B3:'Checksums_(arm)'.H3 'Checksums_(arm)'.A4:'Checksums_(arm)'.A4 'Checksums_(arm)'.B4:'Checksums_(arm)'.H4 'Checksums_(arm)'.A5:'Checksums_(arm)'.A5 'Checksums_(arm)'.B5:'Checksums_(arm)'.H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)'.B9:'Checksums_(arm)'.H9 'Checksums_(arm)'.A10:'Checksums_(arm)'.A10 'Checksums_(arm)'.B10:'Checksums_(arm)'.H10 'Checksums_(arm)'.A11:'Checksums_(arm)'.A11 'Checksums_(arm)'.B11:'Checksums_(arm)'.H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7" calcext:value-type="float">
            <text:p>18,87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64" calcext:value-type="float">
            <text:p>10,64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9.673" calcext:value-type="float">
            <text:p>9,673</text:p>
          </table:table-cell>
          <table:table-cell office:value-type="float" office:value="9.531" calcext:value-type="float">
            <text:p>9,531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,211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6.63940576230492" calcext:value-type="percentage">
            <text:p>663,94%</text:p>
          </table:table-cell>
          <table:table-cell table:style-name="ce2" table:formula="of:=[.C2]/[.C3]" office:value-type="percentage" office:value="2.04115996258185" calcext:value-type="percentage">
            <text:p>204,12%</text:p>
          </table:table-cell>
          <table:table-cell table:style-name="ce2" table:formula="of:=[.D2]/[.D3]" office:value-type="percentage" office:value="1.63740817479751" calcext:value-type="percentage">
            <text:p>163,74%</text:p>
          </table:table-cell>
          <table:table-cell table:style-name="ce2" table:formula="of:=[.E2]/[.E3]" office:value-type="percentage" office:value="1.55754716981132" calcext:value-type="percentage">
            <text:p>155,75%</text:p>
          </table:table-cell>
          <table:table-cell table:style-name="ce2" table:formula="of:=[.F2]/[.F3]" office:value-type="percentage" office:value="1.7734962406015" calcext:value-type="percentage">
            <text:p>177,35%</text:p>
          </table:table-cell>
          <table:table-cell table:style-name="ce2" table:formula="of:=[.G2]/[.G3]" office:value-type="percentage" office:value="4.90832710978342" calcext:value-type="percentage">
            <text:p>490,83%</text:p>
          </table:table-cell>
          <table:table-cell table:style-name="ce2" table:formula="of:=[.H2]/[.H3]" office:value-type="percentage" office:value="6.29650812763396" calcext:value-type="percentage">
            <text:p>629,6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38767772511848" calcext:value-type="percentage">
            <text:p>838,77%</text:p>
          </table:table-cell>
          <table:table-cell table:style-name="ce2" table:formula="of:=[.C2]/[.C4]" office:value-type="percentage" office:value="2.70091288875135" calcext:value-type="percentage">
            <text:p>270,09%</text:p>
          </table:table-cell>
          <table:table-cell table:style-name="ce2" table:formula="of:=[.D2]/[.D4]" office:value-type="percentage" office:value="2.71274769854892" calcext:value-type="percentage">
            <text:p>271,27%</text:p>
          </table:table-cell>
          <table:table-cell table:style-name="ce2" table:formula="of:=[.E2]/[.E4]" office:value-type="percentage" office:value="1.70681277783521" calcext:value-type="percentage">
            <text:p>170,68%</text:p>
          </table:table-cell>
          <table:table-cell table:style-name="ce2" table:formula="of:=[.F2]/[.F4]" office:value-type="percentage" office:value="1.97985520931697" calcext:value-type="percentage">
            <text:p>197,99%</text:p>
          </table:table-cell>
          <table:table-cell table:style-name="ce2" table:formula="of:=[.G2]/[.G4]" office:value-type="percentage" office:value="9.00154083204931" calcext:value-type="percentage">
            <text:p>900,15%</text:p>
          </table:table-cell>
          <table:table-cell table:style-name="ce2" table:formula="of:=[.H2]/[.H4]" office:value-type="percentage" office:value="7.11220673240395" calcext:value-type="percentage">
            <text:p>711,2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)'.B1:'Hashes_(arm)'.F1 'Hashes_(arm)'.A2:'Hashes_(arm)'.A2 'Hashes_(arm)'.B2:'Hashes_(arm)'.F2 'Hashes_(arm)'.A3:'Hashes_(arm)'.A3 'Hashes_(arm)'.B3:'Hashes_(arm)'.F3 'Hashes_(arm)'.A4:'Hashes_(arm)'.A4 'Hashes_(arm)'.B4:'Hashes_(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.391" calcext:value-type="float">
            <text:p>8,391</text:p>
          </table:table-cell>
          <table:table-cell office:value-type="float" office:value="10.11" calcext:value-type="float">
            <text:p>10,11</text:p>
          </table:table-cell>
          <table:table-cell office:value-type="float" office:value="13.08" calcext:value-type="float">
            <text:p>13,08</text:p>
          </table:table-cell>
          <table:table-cell office:value-type="float" office:value="29.05" calcext:value-type="float">
            <text:p>29,05</text:p>
          </table:table-cell>
          <table:table-cell office:value-type="float" office:value="29.06" calcext:value-type="float">
            <text:p>29,0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53" calcext:value-type="float">
            <text:p>8,353</text:p>
          </table:table-cell>
          <table:table-cell office:value-type="float" office:value="10.06" calcext:value-type="float">
            <text:p>10,06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397" calcext:value-type="float">
            <text:p>8,397</text:p>
          </table:table-cell>
          <table:table-cell office:value-type="float" office:value="10.11" calcext:value-type="float">
            <text:p>10,11</text:p>
          </table:table-cell>
          <table:table-cell office:value-type="float" office:value="13.11" calcext:value-type="float">
            <text:p>13,11</text:p>
          </table:table-cell>
          <table:table-cell table:number-columns-repeated="2" office:value-type="float" office:value="29.11" calcext:value-type="float">
            <text:p>29,1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0.995471338338696" calcext:value-type="percentage">
            <text:p>99,55%</text:p>
          </table:table-cell>
          <table:table-cell table:style-name="ce2" table:formula="of:=[.C$3]/[.C$2]" office:value-type="percentage" office:value="0.995054401582592" calcext:value-type="percentage">
            <text:p>99,51%</text:p>
          </table:table-cell>
          <table:table-cell table:style-name="ce2" table:formula="of:=[.D$3]/[.D$2]" office:value-type="percentage" office:value="0.998470948012233" calcext:value-type="percentage">
            <text:p>99,85%</text:p>
          </table:table-cell>
          <table:table-cell table:style-name="ce2" table:formula="of:=[.E$3]/[.E$2]" office:value-type="percentage" office:value="0.998278829604131" calcext:value-type="percentage">
            <text:p>99,83%</text:p>
          </table:table-cell>
          <table:table-cell table:style-name="ce2" table:formula="of:=[.F$3]/[.F$2]" office:value-type="percentage" office:value="0.997935306262904" calcext:value-type="percentage">
            <text:p>99,79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0071505184126" calcext:value-type="percentage">
            <text:p>100,07%</text:p>
          </table:table-cell>
          <table:table-cell table:style-name="ce2" table:formula="of:=[.C4]/[.C$2]" office:value-type="percentage" office:value="1" calcext:value-type="percentage">
            <text:p>100,00%</text:p>
          </table:table-cell>
          <table:table-cell table:style-name="ce2" table:formula="of:=[.D4]/[.D$2]" office:value-type="percentage" office:value="1.00229357798165" calcext:value-type="percentage">
            <text:p>100,23%</text:p>
          </table:table-cell>
          <table:table-cell table:style-name="ce2" table:formula="of:=[.E4]/[.E$2]" office:value-type="percentage" office:value="1.00206540447504" calcext:value-type="percentage">
            <text:p>100,21%</text:p>
          </table:table-cell>
          <table:table-cell table:style-name="ce2" table:formula="of:=[.F4]/[.F$2]" office:value-type="percentage" office:value="1.00172057811425" calcext:value-type="percentage">
            <text:p>100,17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)'.B1:'SpamSum_(arm)'.B1 'SpamSum_(arm)'.A2:'SpamSum_(arm)'.A2 'SpamSum_(arm)'.B2:'SpamSum_(arm)'.B2 'SpamSum_(arm)'.A3:'SpamSum_(arm)'.A3 'SpamSum_(arm)'.B3:'SpamSum_(arm)'.B3 'SpamSum_(arm)'.A4:'SpamSum_(arm)'.A4 'SpamSum_(arm)'.B4:'SpamSum_(arm)'.B4 'SpamSum_(arm)'.A5:'SpamSum_(arm)'.A5 'SpamSum_(arm)'.B5:'SpamSum_(arm)'.B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260.7" calcext:value-type="float">
            <text:p>260,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592.72" calcext:value-type="float">
            <text:p>592,7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49.02" calcext:value-type="float">
            <text:p>49,02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96586114307633" calcext:value-type="percentage">
            <text:p>99,66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438335132946417" calcext:value-type="percentage">
            <text:p>43,83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6" table:number-columns-repeated="18" table:default-cell-style-name="ce1"/>
        <table:table-column table:style-name="co7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x64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x64)'.B1:'Decompression_(x64)'.I1 'Decompression_(x64)'.A2:'Decompression_(x64)'.A2 'Decompression_(x64)'.B2:'Decompression_(x64)'.I2 'Decompression_(x64)'.A3:'Decompression_(x64)'.A3 'Decompression_(x64)'.B3:'Decompression_(x64)'.I3 'Decompression_(x64)'.A4:'Decompression_(x64)'.A4 'Decompression_(x64)'.B4:'Decompression_(x64)'.I4 'Decompression_(x64)'.A5:'Decompression_(x64)'.A5 'Decompression_(x64)'.B5:'Decompression_(x64)'.I5 'Decompression_(x64)'.A6:'Decompression_(x64)'.A6 'Decompression_(x64)'.B6:'Decompression_(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" draw:style-name="gr1" svg:width="19.852cm" svg:height="11.076cm" svg:x="0.358cm" svg:y="6.242cm">
            <draw:object draw:notify-on-update-of-ranges="'Decompression_(x64)'.B9:'Decompression_(x64)'.I9 'Decompression_(x64)'.A10:'Decompression_(x64)'.A10 'Decompression_(x64)'.B10:'Decompression_(x64)'.I10 'Decompression_(x64)'.A11:'Decompression_(x64)'.A11 'Decompression_(x64)'.B11:'Decompression_(x64)'.I11 'Decompression_(x64)'.A12:'Decompression_(x64)'.A12 'Decompression_(x64)'.B12:'Decompression_(x64)'.I12 'Decompression_(x64)'.A13:'Decompression_(x64)'.A13 'Decompression_(x64)'.B13:'Decompression_(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S)" table:style-name="ta1">
        <table:shapes>
          <draw:frame draw:z-index="0" draw:name="Gráfico 1" draw:style-name="gr1" svg:width="28.58cm" svg:height="14.981cm" svg:x="27.553cm" svg:y="0.31cm">
            <draw:object draw:notify-on-update-of-ranges="'Decompression_(AS)'.A1:'Decompression_(AS)'.A1 'Decompression_(AS)'.B1:'Decompression_(AS)'.I1 'Decompression_(AS)'.A2:'Decompression_(AS)'.A2 'Decompression_(AS)'.B2:'Decompression_(AS)'.I2 'Decompression_(AS)'.A3:'Decompression_(AS)'.A3 'Decompression_(AS)'.B3:'Decompression_(AS)'.I3 'Decompression_(AS)'.A4:'Decompression_(AS)'.A4 'Decompression_(AS)'.B4:'Decompression_(AS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2" draw:style-name="gr1" svg:width="26.735cm" svg:height="11.076cm" svg:x="0.358cm" svg:y="6.242cm">
            <draw:object draw:notify-on-update-of-ranges="'Decompression_(AS)'.A7:'Decompression_(AS)'.A7 'Decompression_(AS)'.B7:'Decompression_(AS)'.I7 'Decompression_(AS)'.A8:'Decompression_(AS)'.A8 'Decompression_(AS)'.B8:'Decompression_(AS)'.I8 'Decompression_(AS)'.A9:'Decompression_(AS)'.A9 'Decompression_(AS)'.B9:'Decompression_(AS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Decompression_(arm)'.B1:'Decompression_(arm)'.I1 'Decompression_(arm)'.A2:'Decompression_(arm)'.A2 'Decompression_(arm)'.B2:'Decompression_(arm)'.I2 'Decompression_(arm)'.A3:'Decompression_(arm)'.A3 'Decompression_(arm)'.B3:'Decompression_(arm)'.I3 'Decompression_(arm)'.A4:'Decompression_(arm)'.A4 'Decompression_(arm)'.B4:'Decompression_(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)'.B9:'Decompression_(arm)'.I9 'Decompression_(arm)'.A10:'Decompression_(arm)'.A10 'Decompression_(arm)'.B10:'Decompression_(arm)'.I10 'Decompression_(arm)'.A11:'Decompression_(arm)'.A11 'Decompression_(arm)'.B11:'Decompression_(arm)'.I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4.2" calcext:value-type="float">
            <text:p>664,2</text:p>
          </table:table-cell>
          <table:table-cell office:value-type="float" office:value="5.279" calcext:value-type="float">
            <text:p>5,279</text:p>
          </table:table-cell>
          <table:table-cell office:value-type="float" office:value="40.541" calcext:value-type="float">
            <text:p>40,541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16.397" calcext:value-type="float">
            <text:p>16,397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49.8" calcext:value-type="float">
            <text:p>549,8</text:p>
          </table:table-cell>
          <table:table-cell office:value-type="float" office:value="5.319" calcext:value-type="float">
            <text:p>5,319</text:p>
          </table:table-cell>
          <table:table-cell office:value-type="float" office:value="5.779" calcext:value-type="float">
            <text:p>5,779</text:p>
          </table:table-cell>
          <table:table-cell office:value-type="float" office:value="489.6" calcext:value-type="float">
            <text:p>489,6</text:p>
          </table:table-cell>
          <table:table-cell office:value-type="float" office:value="290.5" calcext:value-type="float">
            <text:p>290,5</text:p>
          </table:table-cell>
          <table:table-cell office:value-type="float" office:value="8.078" calcext:value-type="float">
            <text:p>8,078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9.5" calcext:value-type="float">
            <text:p>539,5</text:p>
          </table:table-cell>
          <table:table-cell/>
          <table:table-cell office:value-type="float" office:value="4.962" calcext:value-type="float">
            <text:p>4,962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/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0807566387777" calcext:value-type="percentage">
            <text:p>120,81%</text:p>
          </table:table-cell>
          <table:table-cell table:style-name="ce2" table:formula="of:=[.C2]/[.C3]" office:value-type="percentage" office:value="0.992479789434104" calcext:value-type="percentage">
            <text:p>99,25%</text:p>
          </table:table-cell>
          <table:table-cell table:style-name="ce2" table:formula="of:=[.D2]/[.D3]" office:value-type="percentage" office:value="7.01522754801869" calcext:value-type="percentage">
            <text:p>701,52%</text:p>
          </table:table-cell>
          <table:table-cell table:style-name="ce2" table:formula="of:=[.E2]/[.E3]" office:value-type="percentage" office:value="1.28063725490196" calcext:value-type="percentage">
            <text:p>128,06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02983411735578" calcext:value-type="percentage">
            <text:p>202,98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3113994439296" calcext:value-type="percentage">
            <text:p>123,11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8.17029423619508" calcext:value-type="percentage">
            <text:p>817,03%</text:p>
          </table:table-cell>
          <table:table-cell table:style-name="ce2" table:formula="of:=[.E2]/[.E4]" office:value-type="percentage" office:value="2.041015625" calcext:value-type="percentage">
            <text:p>204,10%</text:p>
          </table:table-cell>
          <table:table-cell table:style-name="ce2" table:formula="of:=[.F2]/[.F4]" office:value-type="percentage" office:value="1.55430711610487" calcext:value-type="percentage">
            <text:p>155,43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4576825281511" calcext:value-type="percentage">
            <text:p>204,58%</text:p>
          </table:table-cell>
          <table:table-cell table:style-name="ce2" table:formula="of:=[.I2]/[.I4]" office:value-type="percentage" office:value="1.71847960444994" calcext:value-type="percentage">
            <text:p>171,85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Decompression_(arm64)'.B1:'Decompression_(arm64)'.I1 'Decompression_(arm64)'.A2:'Decompression_(arm64)'.A2 'Decompression_(arm64)'.B2:'Decompression_(arm64)'.I2 'Decompression_(arm64)'.A3:'Decompression_(arm64)'.A3 'Decompression_(arm64)'.B3:'Decompression_(arm64)'.I3 'Decompression_(arm64)'.A4:'Decompression_(arm64)'.A4 'Decompression_(arm64)'.B4:'Decompression_(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64)'.B9:'Decompression_(arm64)'.I9 'Decompression_(arm64)'.A10:'Decompression_(arm64)'.A10 'Decompression_(arm64)'.B10:'Decompression_(arm64)'.I10 'Decompression_(arm64)'.A11:'Decompression_(arm64)'.A11 'Decompression_(arm64)'.B11:'Decompression_(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x64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x64)'.B1:'Compression_(x64)'.F1 'Compression_(x64)'.A2:'Compression_(x64)'.A2 'Compression_(x64)'.B2:'Compression_(x64)'.F2 'Compression_(x64)'.A3:'Compression_(x64)'.A3 'Compression_(x64)'.B3:'Compression_(x64)'.F3 'Compression_(x64)'.A4:'Compression_(x64)'.A4 'Compression_(x64)'.B4:'Compression_(x64)'.F4 'Compression_(x64)'.A5:'Compression_(x64)'.A5 'Compression_(x64)'.B5:'Compression_(x64)'.F5 'Compression_(x64)'.A6:'Compression_(x64)'.A6 'Compression_(x64)'.B6:'Compression_(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x64)'.B9:'Compression_(x64)'.F9 'Compression_(x64)'.A10:'Compression_(x64)'.A10 'Compression_(x64)'.B10:'Compression_(x64)'.F10 'Compression_(x64)'.A11:'Compression_(x64)'.A11 'Compression_(x64)'.B11:'Compression_(x64)'.F11 'Compression_(x64)'.A12:'Compression_(x64)'.A12 'Compression_(x64)'.B12:'Compression_(x64)'.F12 'Compression_(x64)'.A13:'Compression_(x64)'.A13 'Compression_(x64)'.B13:'Compression_(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S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AS)'.A1:'Compression_(AS)'.A1 'Compression_(AS)'.B1:'Compression_(AS)'.F1 'Compression_(AS)'.A2:'Compression_(AS)'.A2 'Compression_(AS)'.B2:'Compression_(AS)'.F2 'Compression_(AS)'.A3:'Compression_(AS)'.A3 'Compression_(AS)'.B3:'Compression_(AS)'.F3 'Compression_(AS)'.A4:'Compression_(AS)'.A4 'Compression_(AS)'.B4:'Compression_(AS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AS)'.A7:'Compression_(AS)'.A7 'Compression_(AS)'.B7:'Compression_(AS)'.F7 'Compression_(AS)'.A8:'Compression_(AS)'.A8 'Compression_(AS)'.B8:'Compression_(AS)'.F8 'Compression_(AS)'.A9:'Compression_(AS)'.A9 'Compression_(AS)'.B9:'Compression_(AS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Compression_(arm)'.B1:'Compression_(arm)'.F1 'Compression_(arm)'.A2:'Compression_(arm)'.A2 'Compression_(arm)'.B2:'Compression_(arm)'.F2 'Compression_(arm)'.A3:'Compression_(arm)'.A3 'Compression_(arm)'.B3:'Compression_(arm)'.F3 'Compression_(arm)'.A4:'Compression_(arm)'.A4 'Compression_(arm)'.B4:'Compression_(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)'.B9:'Compression_(arm)'.F9 'Compression_(arm)'.A10:'Compression_(arm)'.A10 'Compression_(arm)'.B10:'Compression_(arm)'.F10 'Compression_(arm)'.A11:'Compression_(arm)'.A11 'Compression_(arm)'.B11:'Compression_(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6689.5" calcext:value-type="float">
            <text:p>6689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933" calcext:value-type="float">
            <text:p>1933</text:p>
          </table:table-cell>
          <table:table-cell office:value-type="float" office:value="7586" calcext:value-type="float">
            <text:p>7586</text:p>
          </table:table-cell>
          <table:table-cell office:value-type="float" office:value="914.5" calcext:value-type="float">
            <text:p>914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10967408173823" calcext:value-type="percentage">
            <text:p>310,97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31492618917441" calcext:value-type="percentage">
            <text:p>731,49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8701171875" calcext:value-type="percentage">
            <text:p>587,01%</text:p>
          </table:table-cell>
          <table:table-cell table:style-name="ce2" table:formula="of:=[.C2]/[.C4]" office:value-type="percentage" office:value="1.8936595107339" calcext:value-type="percentage">
            <text:p>189,37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3.04078014184397" calcext:value-type="percentage">
            <text:p>304,08%</text:p>
          </table:table-cell>
          <table:table-cell table:style-name="ce2" table:formula="of:=[.F2]/[.F4]" office:value-type="percentage" office:value="1.78892569805963" calcext:value-type="percentage">
            <text:p>178,8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Compression_(arm64)'.B1:'Compression_(arm64)'.F1 'Compression_(arm64)'.A2:'Compression_(arm64)'.A2 'Compression_(arm64)'.B2:'Compression_(arm64)'.F2 'Compression_(arm64)'.A3:'Compression_(arm64)'.A3 'Compression_(arm64)'.B3:'Compression_(arm64)'.F3 'Compression_(arm64)'.A4:'Compression_(arm64)'.A4 'Compression_(arm64)'.B4:'Compression_(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64)'.B9:'Compression_(arm64)'.F9 'Compression_(arm64)'.A10:'Compression_(arm64)'.A10 'Compression_(arm64)'.B10:'Compression_(arm64)'.F10 'Compression_(arm64)'.A11:'Compression_(arm64)'.A11 'Compression_(arm64)'.B11:'Compression_(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1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0" table:default-cell-style-name="ce1"/>
        <table:table-column table:style-name="co6" table:number-columns-repeated="8" table:default-cell-style-name="ce1"/>
        <table:table-column table:style-name="co7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8" calcext:value-type="float">
            <text:p>129,147409555118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5" calcext:value-type="float">
            <text:p>35,1272147172225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3" calcext:value-type="float">
            <text:p>20,5843602769543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8" calcext:value-type="float">
            <text:p>21,157805861248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7" calcext:value-type="float">
            <text:p>20,8721112858557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8" calcext:value-type="float">
            <text:p>129,147409555118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3" calcext:value-type="float">
            <text:p>20,5843602769543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5" calcext:value-type="float">
            <text:p>35,1272147172225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8" calcext:value-type="float">
            <text:p>21,157805861248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7" calcext:value-type="float">
            <text:p>20,872111285855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0:31:48.391395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1T03:39:30.044531139</dc:date>
    <meta:editing-cycles>209</meta:editing-cycles>
    <meta:editing-duration>PT23H20M11S</meta:editing-duration>
    <meta:document-statistic meta:table-count="24" meta:cell-count="1831" meta:object-count="3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7.568cm" svg:y="6.078cm" style:legend-expansion="high" chart:style-name="ch2"/>
        <chart:plot-area chart:style-name="ch3" table:cell-range-address="'Checksums_(x64)'.A1:'Checksums_(x64)'.H7" chart:data-source-has-labels="both" svg:x="1.61cm" svg:y="0.299cm" svg:width="25.342cm" svg:height="14.383cm">
          <chart:coordinate-region svg:x="2.464cm" svg:y="0.476cm" svg:width="24.488cm" svg:height="13.603cm"/>
          <chart:axis chart:dimension="x" chart:name="primary-x" chart:style-name="ch4" chartooo:axis-type="text">
            <chart:categories table:cell-range-address="'Checksums_(x64)'.B1:'Checksums_(x64)'.H1"/>
          </chart:axis>
          <chart:axis chart:dimension="y" chart:name="primary-y" chart:style-name="ch5">
            <chart:title svg:x="0.451cm" svg:y="7.7cm" chart:style-name="ch6">
              <text:p>μs</text:p>
            </chart:title>
          </chart:axis>
          <chart:series chart:style-name="ch7" chart:values-cell-range-address="'Checksums_(x64)'.B2:'Checksums_(x64)'.H2" chart:label-cell-address="'Checksums_(x64)'.A2:'Checksums_(x64)'.A2" chart:class="chart:bar">
            <chart:data-point chart:repeated="7"/>
            <chart:data-label chart:style-name="ch8"/>
          </chart:series>
          <chart:series chart:style-name="ch9" chart:values-cell-range-address="'Checksums_(x64)'.B3:'Checksums_(x64)'.H3" chart:label-cell-address="'Checksums_(x64)'.A3:'Checksums_(x64)'.A3" chart:class="chart:bar">
            <chart:data-point chart:repeated="7"/>
            <chart:data-label chart:style-name="ch8"/>
          </chart:series>
          <chart:series chart:style-name="ch10" chart:values-cell-range-address="'Checksums_(x64)'.B4:'Checksums_(x64)'.H4" chart:label-cell-address="'Checksums_(x64)'.A4:'Checksums_(x64)'.A4" chart:class="chart:bar">
            <chart:data-point chart:repeated="7"/>
            <chart:data-label chart:style-name="ch8"/>
          </chart:series>
          <chart:series chart:style-name="ch11" chart:values-cell-range-address="'Checksums_(x64)'.B5:'Checksums_(x64)'.H5" chart:label-cell-address="'Checksums_(x64)'.A5:'Checksums_(x64)'.A5" chart:class="chart:bar">
            <chart:data-point chart:repeated="7"/>
            <chart:data-label chart:style-name="ch8"/>
          </chart:series>
          <chart:series chart:style-name="ch12" chart:values-cell-range-address="'Checksums_(x64)'.B6:'Checksums_(x64)'.H6" chart:label-cell-address="'Checksums_(x64)'.A6:'Checksums_(x64)'.A6" chart:class="chart:bar">
            <chart:data-point chart:repeated="7"/>
          </chart:series>
          <chart:series chart:style-name="ch13" chart:values-cell-range-address="'Checksums_(x64)'.B7:'Checksums_(x64)'.H7" chart:label-cell-address="'Checksums_(x64)'.A7:'Checksums_(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1:'Checksums_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x64)'.A2:'Checksums_(x64)'.A2</svg:desc>
                </draw:g>
              </table:table-cell>
              <table:table-cell office:value-type="float" office:value="5346.4">
                <text:p>5346.4</text:p>
                <draw:g>
                  <svg:desc>'Checksums_(x64)'.B2:'Checksums_(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x64)'.A3:'Checksums_(x64)'.A3</svg:desc>
                </draw:g>
              </table:table-cell>
              <table:table-cell office:value-type="float" office:value="581">
                <text:p>581</text:p>
                <draw:g>
                  <svg:desc>'Checksums_(x64)'.B3:'Checksums_(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4:'Checksums_(x64)'.A4</svg:desc>
                </draw:g>
              </table:table-cell>
              <table:table-cell office:value-type="float" office:value="709">
                <text:p>709</text:p>
                <draw:g>
                  <svg:desc>'Checksums_(x64)'.B4:'Checksums_(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x64)'.A5:'Checksums_(x64)'.A5</svg:desc>
                </draw:g>
              </table:table-cell>
              <table:table-cell office:value-type="float" office:value="NaN">
                <text:p>NaN</text:p>
                <draw:g>
                  <svg:desc>'Checksums_(x64)'.B5:'Checksums_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6:'Checksums_(x64)'.A6</svg:desc>
                </draw:g>
              </table:table-cell>
              <table:table-cell office:value-type="float" office:value="827.8">
                <text:p>827.8</text:p>
                <draw:g>
                  <svg:desc>'Checksums_(x64)'.B6:'Checksums_(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7:'Checksums_(x64)'.A7</svg:desc>
                </draw:g>
              </table:table-cell>
              <table:table-cell office:value-type="float" office:value="770.1">
                <text:p>770.1</text:p>
                <draw:g>
                  <svg:desc>'Checksums_(x64)'.B7:'Checksums_(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78cm" svg:y="4.453cm" style:legend-expansion="high" chart:style-name="ch2"/>
        <chart:plot-area chart:style-name="ch3" table:cell-range-address="'Checksums_(arm64)'.A9:'Checksums_(arm64)'.H11" chart:data-source-has-labels="both" svg:x="0.351cm" svg:y="0.197cm" svg:width="14.576cm" svg:height="9.502cm">
          <chart:coordinate-region svg:x="1.696cm" svg:y="0.371cm" svg:width="13.231cm" svg:height="8.734cm"/>
          <chart:axis chart:dimension="x" chart:name="primary-x" chart:style-name="ch4" chartooo:axis-type="text">
            <chart:categories table:cell-range-address="'Checksums_(arm64)'.B9:'Checksums_(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arm64)'.B10:'Checksums_(arm64)'.H10" chart:label-cell-address="'Checksums_(arm64)'.A10:'Checksums_(arm64)'.A10" chart:class="chart:bar">
            <chart:data-point chart:repeated="7"/>
          </chart:series>
          <chart:series chart:style-name="ch8" chart:values-cell-range-address="'Checksums_(arm64)'.B11:'Checksums_(arm64)'.H11" chart:label-cell-address="'Checksums_(arm64)'.A11:'Checksums_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9:'Checksums_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64)'.A10:'Checksums_(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arm64)'.B10:'Checksums_(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11:'Checksums_(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arm64)'.B11:'Checksums_(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7cm" svg:y="6.772cm" style:legend-expansion="high" chart:style-name="ch2"/>
        <chart:plot-area chart:style-name="ch3" table:cell-range-address="'Hashes_(arm64)'.A1:'Hashes_(arm64)'.F4" chart:data-source-has-labels="both" svg:x="1.575cm" svg:y="0.299cm" svg:width="26.676cm" svg:height="14.383cm">
          <chart:coordinate-region svg:x="2.046cm" svg:y="0.472cm" svg:width="26.205cm" svg:height="13.616cm"/>
          <chart:axis chart:dimension="x" chart:name="primary-x" chart:style-name="ch4" chartooo:axis-type="text">
            <chart:categories table:cell-range-address="'Hashes_(arm64)'.B1:'Hashes_(arm64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Hashes_(arm64)'.B2:'Hashes_(arm64)'.F2" chart:label-cell-address="'Hashes_(arm64)'.A2:'Hashes_(arm64)'.A2" chart:class="chart:bar">
            <chart:data-point chart:repeated="5"/>
            <chart:data-label chart:style-name="ch8"/>
          </chart:series>
          <chart:series chart:style-name="ch9" chart:values-cell-range-address="'Hashes_(arm64)'.B3:'Hashes_(arm64)'.F3" chart:label-cell-address="'Hashes_(arm64)'.A3:'Hashes_(arm64)'.A3" chart:class="chart:bar">
            <chart:data-point chart:repeated="5"/>
            <chart:data-label chart:style-name="ch8"/>
          </chart:series>
          <chart:series chart:style-name="ch10" chart:values-cell-range-address="'Hashes_(arm64)'.B4:'Hashes_(arm64)'.F4" chart:label-cell-address="'Hashes_(arm64)'.A4:'Hashes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64)'.B1:'Hashes_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64)'.A2:'Hashes_(arm64)'.A2</svg:desc>
                </draw:g>
              </table:table-cell>
              <table:table-cell office:value-type="float" office:value="7.624">
                <text:p>7.624</text:p>
                <draw:g>
                  <svg:desc>'Hashes_(arm64)'.B2:'Hashes_(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arm64)'.A3:'Hashes_(arm64)'.A3</svg:desc>
                </draw:g>
              </table:table-cell>
              <table:table-cell office:value-type="float" office:value="8.375">
                <text:p>8.375</text:p>
                <draw:g>
                  <svg:desc>'Hashes_(arm64)'.B3:'Hashes_(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arm64)'.A4:'Hashes_(arm64)'.A4</svg:desc>
                </draw:g>
              </table:table-cell>
              <table:table-cell office:value-type="float" office:value="8.405">
                <text:p>8.405</text:p>
                <draw:g>
                  <svg:desc>'Hashes_(arm64)'.B4:'Hashes_(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SpamSum_(arm64)'.A1:'SpamSum_(arm64)'.B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SpamSum_(arm64)'.B1:'SpamSum_(arm64)'.B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SpamSum_(arm64)'.B2:'SpamSum_(arm64)'.B2" chart:label-cell-address="'SpamSum_(arm64)'.A2:'SpamSum_(arm64)'.A2" chart:class="chart:bar">
            <chart:data-point/>
            <chart:data-label chart:style-name="ch8"/>
          </chart:series>
          <chart:series chart:style-name="ch9" chart:values-cell-range-address="'SpamSum_(arm64)'.B3:'SpamSum_(arm64)'.B3" chart:label-cell-address="'SpamSum_(arm64)'.A3:'SpamSum_(arm64)'.A3" chart:class="chart:bar">
            <chart:data-point/>
            <chart:data-label chart:style-name="ch8"/>
          </chart:series>
          <chart:series chart:style-name="ch10" chart:values-cell-range-address="'SpamSum_(arm64)'.B4:'SpamSum_(arm64)'.B4" chart:label-cell-address="'SpamSum_(arm64)'.A4:'SpamSum_(arm64)'.A4" chart:class="chart:bar">
            <chart:data-point/>
            <chart:data-label chart:style-name="ch8"/>
          </chart:series>
          <chart:series chart:style-name="ch11" chart:values-cell-range-address="'SpamSum_(arm64)'.B5:'SpamSum_(arm64)'.B5" chart:label-cell-address="'SpamSum_(arm64)'.A5:'SpamSum_(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64)'.B1:'SpamSum_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64)'.A2:'SpamSum_(arm64)'.A2</svg:desc>
                </draw:g>
              </table:table-cell>
              <table:table-cell office:value-type="float" office:value="80.41">
                <text:p>80.41</text:p>
                <draw:g>
                  <svg:desc>'SpamSum_(arm64)'.B2:'SpamSum_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64)'.A3:'SpamSum_(arm64)'.A3</svg:desc>
                </draw:g>
              </table:table-cell>
              <table:table-cell office:value-type="float" office:value="85.59">
                <text:p>85.59</text:p>
                <draw:g>
                  <svg:desc>'SpamSum_(arm64)'.B3:'SpamSum_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64)'.A4:'SpamSum_(arm64)'.A4</svg:desc>
                </draw:g>
              </table:table-cell>
              <table:table-cell office:value-type="float" office:value="66.06">
                <text:p>66.06</text:p>
                <draw:g>
                  <svg:desc>'SpamSum_(arm64)'.B4:'SpamSum_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64)'.A5:'SpamSum_(arm64)'.A5</svg:desc>
                </draw:g>
              </table:table-cell>
              <table:table-cell office:value-type="float" office:value="32.4">
                <text:p>32.4</text:p>
                <draw:g>
                  <svg:desc>'SpamSum_(arm64)'.B5:'SpamSum_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Checksums_(arm)'.A1:'Checksums_(arm)'.H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Checksums_(arm)'.B1:'Checksums_(arm)'.H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hecksums_(arm)'.B2:'Checksums_(arm)'.H2" chart:label-cell-address="'Checksums_(arm)'.A2:'Checksums_(arm)'.A2" chart:class="chart:bar">
            <chart:data-point chart:repeated="7"/>
            <chart:data-label chart:style-name="ch8"/>
          </chart:series>
          <chart:series chart:style-name="ch9" chart:values-cell-range-address="'Checksums_(arm)'.B3:'Checksums_(arm)'.H3" chart:label-cell-address="'Checksums_(arm)'.A3:'Checksums_(arm)'.A3" chart:class="chart:bar">
            <chart:data-point chart:repeated="7"/>
            <chart:data-label chart:style-name="ch8"/>
          </chart:series>
          <chart:series chart:style-name="ch10" chart:values-cell-range-address="'Checksums_(arm)'.B4:'Checksums_(arm)'.H4" chart:label-cell-address="'Checksums_(arm)'.A4:'Checksums_(arm)'.A4" chart:class="chart:bar">
            <chart:data-point chart:repeated="7"/>
            <chart:data-label chart:style-name="ch8"/>
          </chart:series>
          <chart:series chart:style-name="ch11" chart:values-cell-range-address="'Checksums_(arm)'.B5:'Checksums_(arm)'.H5" chart:label-cell-address="'Checksums_(arm)'.A5:'Checksums_(arm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1:'Checksums_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)'.A2:'Checksums_(arm)'.A2</svg:desc>
                </draw:g>
              </table:table-cell>
              <table:table-cell office:value-type="float" office:value="44.245">
                <text:p>44.245</text:p>
                <draw:g>
                  <svg:desc>'Checksums_(arm)'.B2:'Checksums_(arm)'.H2</svg:desc>
                </draw:g>
              </table:table-cell>
              <table:table-cell office:value-type="float" office:value="17.456">
                <text:p>17.456</text:p>
              </table:table-cell>
              <table:table-cell office:value-type="float" office:value="17.386">
                <text:p>17.386</text:p>
              </table:table-cell>
              <table:table-cell office:value-type="float" office:value="16.51">
                <text:p>16.51</text:p>
              </table:table-cell>
              <table:table-cell office:value-type="float" office:value="18.87">
                <text:p>18.87</text:p>
              </table:table-cell>
              <table:table-cell office:value-type="float" office:value="52.578">
                <text:p>52.578</text:p>
              </table:table-cell>
              <table:table-cell office:value-type="float" office:value="41.834">
                <text:p>41.834</text:p>
              </table:table-cell>
            </table:table-row>
            <table:table-row>
              <table:table-cell office:value-type="string">
                <text:p>Aaru</text:p>
                <draw:g>
                  <svg:desc>'Checksums_(arm)'.A3:'Checksums_(arm)'.A3</svg:desc>
                </draw:g>
              </table:table-cell>
              <table:table-cell office:value-type="float" office:value="6.664">
                <text:p>6.664</text:p>
                <draw:g>
                  <svg:desc>'Checksums_(arm)'.B3:'Checksums_(arm)'.H3</svg:desc>
                </draw:g>
              </table:table-cell>
              <table:table-cell office:value-type="float" office:value="8.552">
                <text:p>8.552</text:p>
              </table:table-cell>
              <table:table-cell office:value-type="float" office:value="10.618">
                <text:p>10.618</text:p>
              </table:table-cell>
              <table:table-cell office:value-type="float" office:value="10.6">
                <text:p>10.6</text:p>
              </table:table-cell>
              <table:table-cell office:value-type="float" office:value="10.64">
                <text:p>10.64</text:p>
              </table:table-cell>
              <table:table-cell office:value-type="float" office:value="10.712">
                <text:p>10.712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4:'Checksums_(arm)'.A4</svg:desc>
                </draw:g>
              </table:table-cell>
              <table:table-cell office:value-type="float" office:value="5.275">
                <text:p>5.275</text:p>
                <draw:g>
                  <svg:desc>'Checksums_(arm)'.B4:'Checksums_(arm)'.H4</svg:desc>
                </draw:g>
              </table:table-cell>
              <table:table-cell office:value-type="float" office:value="6.463">
                <text:p>6.463</text:p>
              </table:table-cell>
              <table:table-cell office:value-type="float" office:value="6.409">
                <text:p>6.409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841">
                <text:p>5.841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rhash</text:p>
                <draw:g>
                  <svg:desc>'Checksums_(arm)'.A5:'Checksums_(arm)'.A5</svg:desc>
                </draw:g>
              </table:table-cell>
              <table:table-cell office:value-type="float" office:value="NaN">
                <text:p>NaN</text:p>
                <draw:g>
                  <svg:desc>'Checksums_(arm)'.B5:'Checksums_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78cm" svg:y="4.453cm" style:legend-expansion="high" chart:style-name="ch2"/>
        <chart:plot-area chart:style-name="ch3" table:cell-range-address="'Checksums_(arm)'.A9:'Checksums_(arm)'.H11" chart:data-source-has-labels="both" svg:x="0.351cm" svg:y="0.197cm" svg:width="14.576cm" svg:height="9.502cm">
          <chart:coordinate-region svg:x="1.881cm" svg:y="0.37cm" svg:width="13.046cm" svg:height="8.735cm"/>
          <chart:axis chart:dimension="x" chart:name="primary-x" chart:style-name="ch4" chartooo:axis-type="text">
            <chart:categories table:cell-range-address="'Checksums_(arm)'.B9:'Checksums_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arm)'.B10:'Checksums_(arm)'.H10" chart:label-cell-address="'Checksums_(arm)'.A10:'Checksums_(arm)'.A10" chart:class="chart:bar">
            <chart:data-point chart:repeated="7"/>
          </chart:series>
          <chart:series chart:style-name="ch8" chart:values-cell-range-address="'Checksums_(arm)'.B11:'Checksums_(arm)'.H11" chart:label-cell-address="'Checksums_(arm)'.A11:'Checksums_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9:'Checksums_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)'.A10:'Checksums_(arm)'.A10</svg:desc>
                </draw:g>
              </table:table-cell>
              <table:table-cell office:value-type="float" office:value="6.63940576230492">
                <text:p>6.63940576230492</text:p>
                <draw:g>
                  <svg:desc>'Checksums_(arm)'.B10:'Checksums_(arm)'.H10</svg:desc>
                </draw:g>
              </table:table-cell>
              <table:table-cell office:value-type="float" office:value="2.04115996258185">
                <text:p>2.04115996258185</text:p>
              </table:table-cell>
              <table:table-cell office:value-type="float" office:value="1.63740817479751">
                <text:p>1.63740817479751</text:p>
              </table:table-cell>
              <table:table-cell office:value-type="float" office:value="1.55754716981132">
                <text:p>1.5575471698113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0832710978342">
                <text:p>4.90832710978342</text:p>
              </table:table-cell>
              <table:table-cell office:value-type="float" office:value="6.29650812763396">
                <text:p>6.29650812763396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11:'Checksums_(arm)'.A11</svg:desc>
                </draw:g>
              </table:table-cell>
              <table:table-cell office:value-type="float" office:value="8.38767772511848">
                <text:p>8.38767772511848</text:p>
                <draw:g>
                  <svg:desc>'Checksums_(arm)'.B11:'Checksums_(arm)'.H11</svg:desc>
                </draw:g>
              </table:table-cell>
              <table:table-cell office:value-type="float" office:value="2.70091288875135">
                <text:p>2.70091288875135</text:p>
              </table:table-cell>
              <table:table-cell office:value-type="float" office:value="2.71274769854892">
                <text:p>2.71274769854892</text:p>
              </table:table-cell>
              <table:table-cell office:value-type="float" office:value="1.70681277783521">
                <text:p>1.70681277783521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00154083204931">
                <text:p>9.00154083204931</text:p>
              </table:table-cell>
              <table:table-cell office:value-type="float" office:value="7.11220673240395">
                <text:p>7.112206732403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7cm" svg:y="6.772cm" style:legend-expansion="high" chart:style-name="ch2"/>
        <chart:plot-area chart:style-name="ch3" table:cell-range-address="'Hashes_(arm)'.A1:'Hashes_(arm)'.F4" chart:data-source-has-labels="both" svg:x="1.575cm" svg:y="0.299cm" svg:width="26.676cm" svg:height="14.383cm">
          <chart:coordinate-region svg:x="2.046cm" svg:y="0.472cm" svg:width="26.205cm" svg:height="13.616cm"/>
          <chart:axis chart:dimension="x" chart:name="primary-x" chart:style-name="ch4" chartooo:axis-type="text">
            <chart:categories table:cell-range-address="'Hashes_(arm)'.B1:'Hashes_(arm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Hashes_(arm)'.B2:'Hashes_(arm)'.F2" chart:label-cell-address="'Hashes_(arm)'.A2:'Hashes_(arm)'.A2" chart:class="chart:bar">
            <chart:data-point chart:repeated="5"/>
            <chart:data-label chart:style-name="ch8"/>
          </chart:series>
          <chart:series chart:style-name="ch9" chart:values-cell-range-address="'Hashes_(arm)'.B3:'Hashes_(arm)'.F3" chart:label-cell-address="'Hashes_(arm)'.A3:'Hashes_(arm)'.A3" chart:class="chart:bar">
            <chart:data-point chart:repeated="5"/>
            <chart:data-label chart:style-name="ch8"/>
          </chart:series>
          <chart:series chart:style-name="ch10" chart:values-cell-range-address="'Hashes_(arm)'.B4:'Hashes_(arm)'.F4" chart:label-cell-address="'Hashes_(arm)'.A4:'Hashes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)'.B1:'Hashes_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)'.A2:'Hashes_(arm)'.A2</svg:desc>
                </draw:g>
              </table:table-cell>
              <table:table-cell office:value-type="float" office:value="8.391">
                <text:p>8.391</text:p>
                <draw:g>
                  <svg:desc>'Hashes_(arm)'.B2:'Hashes_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_(arm)'.A3:'Hashes_(arm)'.A3</svg:desc>
                </draw:g>
              </table:table-cell>
              <table:table-cell office:value-type="float" office:value="8.353">
                <text:p>8.353</text:p>
                <draw:g>
                  <svg:desc>'Hashes_(arm)'.B3:'Hashes_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_(arm)'.A4:'Hashes_(arm)'.A4</svg:desc>
                </draw:g>
              </table:table-cell>
              <table:table-cell office:value-type="float" office:value="8.397">
                <text:p>8.397</text:p>
                <draw:g>
                  <svg:desc>'Hashes_(arm)'.B4:'Hashes_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SpamSum_(arm)'.A1:'SpamSum_(arm)'.B5" chart:data-source-has-labels="both" svg:x="1.575cm" svg:y="0.299cm" svg:width="26.332cm" svg:height="14.383cm">
          <chart:coordinate-region svg:x="2.232cm" svg:y="0.472cm" svg:width="25.675cm" svg:height="13.616cm"/>
          <chart:axis chart:dimension="x" chart:name="primary-x" chart:style-name="ch4" chartooo:axis-type="text">
            <chart:categories table:cell-range-address="'SpamSum_(arm)'.B1:'SpamSum_(arm)'.B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SpamSum_(arm)'.B2:'SpamSum_(arm)'.B2" chart:label-cell-address="'SpamSum_(arm)'.A2:'SpamSum_(arm)'.A2" chart:class="chart:bar">
            <chart:data-point/>
            <chart:data-label chart:style-name="ch8"/>
          </chart:series>
          <chart:series chart:style-name="ch9" chart:values-cell-range-address="'SpamSum_(arm)'.B3:'SpamSum_(arm)'.B3" chart:label-cell-address="'SpamSum_(arm)'.A3:'SpamSum_(arm)'.A3" chart:class="chart:bar">
            <chart:data-point/>
            <chart:data-label chart:style-name="ch8"/>
          </chart:series>
          <chart:series chart:style-name="ch10" chart:values-cell-range-address="'SpamSum_(arm)'.B4:'SpamSum_(arm)'.B4" chart:label-cell-address="'SpamSum_(arm)'.A4:'SpamSum_(arm)'.A4" chart:class="chart:bar">
            <chart:data-point/>
            <chart:data-label chart:style-name="ch8"/>
          </chart:series>
          <chart:series chart:style-name="ch11" chart:values-cell-range-address="'SpamSum_(arm)'.B5:'SpamSum_(arm)'.B5" chart:label-cell-address="'SpamSum_(arm)'.A5:'SpamSum_(arm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)'.B1:'SpamSum_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)'.A2:'SpamSum_(arm)'.A2</svg:desc>
                </draw:g>
              </table:table-cell>
              <table:table-cell office:value-type="float" office:value="259.81">
                <text:p>259.81</text:p>
                <draw:g>
                  <svg:desc>'SpamSum_(arm)'.B2:'SpamSum_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)'.A3:'SpamSum_(arm)'.A3</svg:desc>
                </draw:g>
              </table:table-cell>
              <table:table-cell office:value-type="float" office:value="260.7">
                <text:p>260.7</text:p>
                <draw:g>
                  <svg:desc>'SpamSum_(arm)'.B3:'SpamSum_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)'.A4:'SpamSum_(arm)'.A4</svg:desc>
                </draw:g>
              </table:table-cell>
              <table:table-cell office:value-type="float" office:value="592.72">
                <text:p>592.72</text:p>
                <draw:g>
                  <svg:desc>'SpamSum_(arm)'.B4:'SpamSum_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)'.A5:'SpamSum_(arm)'.A5</svg:desc>
                </draw:g>
              </table:table-cell>
              <table:table-cell office:value-type="float" office:value="49.02">
                <text:p>49.02</text:p>
                <draw:g>
                  <svg:desc>'SpamSum_(arm)'.B5:'SpamSum_(arm)'.B5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65cm" svg:y="6.328cm" style:legend-expansion="high" chart:style-name="ch2"/>
        <chart:plot-area chart:style-name="ch3" table:cell-range-address="'Decompression_(x64)'.A1:'Decompression_(x64)'.I6" chart:data-source-has-labels="both" svg:x="1.53cm" svg:y="0.299cm" svg:width="23.264cm" svg:height="14.384cm">
          <chart:coordinate-region svg:x="2.187cm" svg:y="0.472cm" svg:width="22.607cm" svg:height="13.617cm"/>
          <chart:axis chart:dimension="x" chart:name="primary-x" chart:style-name="ch4" chartooo:axis-type="text">
            <chart:categories table:cell-range-address="'Decompression_(x64)'.B1:'Decompression_(x64)'.I1"/>
          </chart:axis>
          <chart:axis chart:dimension="y" chart:name="primary-y" chart:style-name="ch5">
            <chart:title svg:x="0.451cm" svg:y="7.747cm" chart:style-name="ch6">
              <text:p>ms</text:p>
            </chart:title>
          </chart:axis>
          <chart:series chart:style-name="ch7" chart:values-cell-range-address="'Decompression_(x64)'.B2:'Decompression_(x64)'.I2" chart:label-cell-address="'Decompression_(x64)'.A2:'Decompression_(x64)'.A2" chart:class="chart:bar">
            <chart:data-point chart:repeated="8"/>
            <chart:data-label chart:style-name="ch8"/>
          </chart:series>
          <chart:series chart:style-name="ch9" chart:values-cell-range-address="'Decompression_(x64)'.B3:'Decompression_(x64)'.I3" chart:label-cell-address="'Decompression_(x64)'.A3:'Decompression_(x64)'.A3" chart:class="chart:bar">
            <chart:data-point chart:repeated="8"/>
            <chart:data-label chart:style-name="ch8"/>
          </chart:series>
          <chart:series chart:style-name="ch10" chart:values-cell-range-address="'Decompression_(x64)'.B4:'Decompression_(x64)'.I4" chart:label-cell-address="'Decompression_(x64)'.A4:'Decompression_(x64)'.A4" chart:class="chart:bar">
            <chart:data-point chart:repeated="8"/>
            <chart:data-label chart:style-name="ch8"/>
          </chart:series>
          <chart:series chart:style-name="ch11" chart:values-cell-range-address="'Decompression_(x64)'.B5:'Decompression_(x64)'.I5" chart:label-cell-address="'Decompression_(x64)'.A5:'Decompression_(x64)'.A5" chart:class="chart:bar">
            <chart:data-point chart:repeated="8"/>
          </chart:series>
          <chart:series chart:style-name="ch12" chart:values-cell-range-address="'Decompression_(x64)'.B6:'Decompression_(x64)'.I6" chart:label-cell-address="'Decompression_(x64)'.A6:'Decompression_(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1:'Decompression_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x64)'.A2:'Decompression_(x64)'.A2</svg:desc>
                </draw:g>
              </table:table-cell>
              <table:table-cell office:value-type="float" office:value="0.10256">
                <text:p>0.10256</text:p>
                <draw:g>
                  <svg:desc>'Decompression_(x64)'.B2:'Decompression_(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x64)'.A3:'Decompression_(x64)'.A3</svg:desc>
                </draw:g>
              </table:table-cell>
              <table:table-cell office:value-type="float" office:value="0.04613">
                <text:p>0.04613</text:p>
                <draw:g>
                  <svg:desc>'Decompression_(x64)'.B3:'Decompression_(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4:'Decompression_(x64)'.A4</svg:desc>
                </draw:g>
              </table:table-cell>
              <table:table-cell office:value-type="float" office:value="0.04476">
                <text:p>0.04476</text:p>
                <draw:g>
                  <svg:desc>'Decompression_(x64)'.B4:'Decompression_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5:'Decompression_(x64)'.A5</svg:desc>
                </draw:g>
              </table:table-cell>
              <table:table-cell office:value-type="float" office:value="0.04885">
                <text:p>0.04885</text:p>
                <draw:g>
                  <svg:desc>'Decompression_(x64)'.B5:'Decompression_(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6:'Decompression_(x64)'.A6</svg:desc>
                </draw:g>
              </table:table-cell>
              <table:table-cell office:value-type="float" office:value="0.04389">
                <text:p>0.04389</text:p>
                <draw:g>
                  <svg:desc>'Decompression_(x64)'.B6:'Decompression_(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636cm" svg:y="4.598cm" style:legend-expansion="high" chart:style-name="ch2"/>
        <chart:plot-area chart:style-name="ch3" table:cell-range-address="'Decompression_(x64)'.A9:'Decompression_(x64)'.I13" chart:data-source-has-labels="both" svg:x="0.397cm" svg:y="0.221cm" svg:width="15.842cm" svg:height="10.634cm">
          <chart:coordinate-region svg:x="1.927cm" svg:y="0.394cm" svg:width="14.312cm" svg:height="9.867cm"/>
          <chart:axis chart:dimension="x" chart:name="primary-x" chart:style-name="ch4" chartooo:axis-type="text">
            <chart:categories table:cell-range-address="'Decompression_(x64)'.B9:'Decompression_(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x64)'.B10:'Decompression_(x64)'.I10" chart:label-cell-address="'Decompression_(x64)'.A10:'Decompression_(x64)'.A10" chart:class="chart:bar">
            <chart:data-point chart:repeated="8"/>
          </chart:series>
          <chart:series chart:style-name="ch8" chart:values-cell-range-address="'Decompression_(x64)'.B11:'Decompression_(x64)'.I11" chart:label-cell-address="'Decompression_(x64)'.A11:'Decompression_(x64)'.A11" chart:class="chart:bar">
            <chart:data-point chart:repeated="8"/>
          </chart:series>
          <chart:series chart:style-name="ch9" chart:values-cell-range-address="'Decompression_(x64)'.B12:'Decompression_(x64)'.I12" chart:label-cell-address="'Decompression_(x64)'.A12:'Decompression_(x64)'.A12" chart:class="chart:bar">
            <chart:data-point chart:repeated="8"/>
          </chart:series>
          <chart:series chart:style-name="ch10" chart:values-cell-range-address="'Decompression_(x64)'.B13:'Decompression_(x64)'.I13" chart:label-cell-address="'Decompression_(x64)'.A13:'Decompression_(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9:'Decompression_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x64)'.A10:'Decompression_(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x64)'.B10:'Decompression_(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11:'Decompression_(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x64)'.B11:'Decompression_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12:'Decompression_(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x64)'.B12:'Decompression_(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13:'Decompression_(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x64)'.B13:'Decompression_(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AS)'.A1:'Decompression_(AS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AS)'.B1:'Decompression_(AS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AS)'.B2:'Decompression_(AS)'.I2" chart:label-cell-address="'Decompression_(AS)'.A2:'Decompression_(AS)'.A2" chart:class="chart:bar">
            <chart:data-point chart:repeated="8"/>
            <chart:data-label chart:style-name="ch8"/>
          </chart:series>
          <chart:series chart:style-name="ch9" chart:values-cell-range-address="'Decompression_(AS)'.B3:'Decompression_(AS)'.I3" chart:label-cell-address="'Decompression_(AS)'.A3:'Decompression_(AS)'.A3" chart:class="chart:bar">
            <chart:data-point chart:repeated="8"/>
            <chart:data-label chart:style-name="ch8"/>
          </chart:series>
          <chart:series chart:style-name="ch10" chart:values-cell-range-address="'Decompression_(AS)'.B4:'Decompression_(AS)'.I4" chart:label-cell-address="'Decompression_(AS)'.A4:'Decompression_(AS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1:'Decompression_(AS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S)'.A2:'Decompression_(AS)'.A2</svg:desc>
                </draw:g>
              </table:table-cell>
              <table:table-cell office:value-type="float" office:value="0.1591">
                <text:p>0.1591</text:p>
                <draw:g>
                  <svg:desc>'Decompression_(AS)'.B2:'Decompression_(AS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AS)'.A3:'Decompression_(AS)'.A3</svg:desc>
                </draw:g>
              </table:table-cell>
              <table:table-cell office:value-type="float" office:value="0.05174">
                <text:p>0.05174</text:p>
                <draw:g>
                  <svg:desc>'Decompression_(AS)'.B3:'Decompression_(AS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4:'Decompression_(AS)'.A4</svg:desc>
                </draw:g>
              </table:table-cell>
              <table:table-cell office:value-type="float" office:value="0.07395">
                <text:p>0.07395</text:p>
                <draw:g>
                  <svg:desc>'Decompression_(AS)'.B4:'Decompression_(AS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7cm" svg:height="9.912cm" xlink:href=".." xlink:type="simple" chart:class="chart:bar" chart:style-name="ch1">
        <chart:legend chart:legend-position="end" svg:x="20.506cm" svg:y="3.998cm" style:legend-expansion="high" chart:style-name="ch2"/>
        <chart:plot-area chart:style-name="ch3" table:cell-range-address="'Checksums_(x64)'.A9:'Checksums_(x64)'.H13" chart:data-source-has-labels="both" svg:x="0.475cm" svg:y="0.198cm" svg:width="19.556cm" svg:height="9.516cm">
          <chart:coordinate-region svg:x="2.058cm" svg:y="0.375cm" svg:width="17.973cm" svg:height="8.736cm"/>
          <chart:axis chart:dimension="x" chart:name="primary-x" chart:style-name="ch4" chartooo:axis-type="text">
            <chart:categories table:cell-range-address="'Checksums_(x64)'.B9:'Checksums_(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x64)'.B10:'Checksums_(x64)'.H10" chart:label-cell-address="'Checksums_(x64)'.A10:'Checksums_(x64)'.A10" chart:class="chart:bar">
            <chart:data-point chart:repeated="7"/>
          </chart:series>
          <chart:series chart:style-name="ch9" chart:values-cell-range-address="'Checksums_(x64)'.B11:'Checksums_(x64)'.H11" chart:label-cell-address="'Checksums_(x64)'.A11:'Checksums_(x64)'.A11" chart:class="chart:bar">
            <chart:data-point chart:repeated="7"/>
          </chart:series>
          <chart:series chart:style-name="ch10" chart:values-cell-range-address="'Checksums_(x64)'.B12:'Checksums_(x64)'.H12" chart:label-cell-address="'Checksums_(x64)'.A12:'Checksums_(x64)'.A12" chart:class="chart:bar">
            <chart:data-point chart:repeated="7"/>
          </chart:series>
          <chart:series chart:style-name="ch11" chart:values-cell-range-address="'Checksums_(x64)'.B13:'Checksums_(x64)'.H13" chart:label-cell-address="'Checksums_(x64)'.A13:'Checksums_(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9:'Checksums_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x64)'.A10:'Checksums_(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x64)'.B10:'Checksums_(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11:'Checksums_(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x64)'.B11:'Checksums_(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12:'Checksums_(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x64)'.B12:'Checksums_(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13:'Checksums_(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x64)'.B13:'Checksums_(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AS)'.A7:'Decompression_(AS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AS)'.B7:'Decompression_(AS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AS)'.B8:'Decompression_(AS)'.I8" chart:label-cell-address="'Decompression_(AS)'.A8:'Decompression_(AS)'.A8" chart:class="chart:bar">
            <chart:data-point chart:repeated="8"/>
          </chart:series>
          <chart:series chart:style-name="ch9" chart:values-cell-range-address="'Decompression_(AS)'.B9:'Decompression_(AS)'.I9" chart:label-cell-address="'Decompression_(AS)'.A9:'Decompression_(AS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7:'Decompression_(AS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S)'.A8:'Decompression_(AS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AS)'.B8:'Decompression_(AS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9:'Decompression_(AS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AS)'.B9:'Decompression_(AS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47cm" svg:y="6.772cm" style:legend-expansion="high" chart:style-name="ch2"/>
        <chart:plot-area chart:style-name="ch3" table:cell-range-address="'Decompression_(arm)'.A1:'Decompression_(arm)'.I4" chart:data-source-has-labels="both" svg:x="1.532cm" svg:y="0.299cm" svg:width="24.242cm" svg:height="14.383cm">
          <chart:coordinate-region svg:x="2.189cm" svg:y="0.472cm" svg:width="23.585cm" svg:height="13.616cm"/>
          <chart:axis chart:dimension="x" chart:name="primary-x" chart:style-name="ch4" chartooo:axis-type="text">
            <chart:categories table:cell-range-address="'Decompression_(arm)'.B1:'Decompression_(arm)'.I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Decompression_(arm)'.B2:'Decompression_(arm)'.I2" chart:label-cell-address="'Decompression_(arm)'.A2:'Decompression_(arm)'.A2" chart:class="chart:bar">
            <chart:data-point chart:repeated="8"/>
            <chart:data-label chart:style-name="ch8"/>
          </chart:series>
          <chart:series chart:style-name="ch9" chart:values-cell-range-address="'Decompression_(arm)'.B3:'Decompression_(arm)'.I3" chart:label-cell-address="'Decompression_(arm)'.A3:'Decompression_(arm)'.A3" chart:class="chart:bar">
            <chart:data-point chart:repeated="8"/>
            <chart:data-label chart:style-name="ch8"/>
          </chart:series>
          <chart:series chart:style-name="ch10" chart:values-cell-range-address="'Decompression_(arm)'.B4:'Decompression_(arm)'.I4" chart:label-cell-address="'Decompression_(arm)'.A4:'Decompression_(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)'.B1:'Decompression_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)'.A2:'Decompression_(arm)'.A2</svg:desc>
                </draw:g>
              </table:table-cell>
              <table:table-cell office:value-type="float" office:value="664.2">
                <text:p>664.2</text:p>
                <draw:g>
                  <svg:desc>'Decompression_(arm)'.B2:'Decompression_(arm)'.I2</svg:desc>
                </draw:g>
              </table:table-cell>
              <table:table-cell office:value-type="float" office:value="5.279">
                <text:p>5.279</text:p>
              </table:table-cell>
              <table:table-cell office:value-type="float" office:value="40.541">
                <text:p>40.541</text:p>
              </table:table-cell>
              <table:table-cell office:value-type="float" office:value="627">
                <text:p>627</text:p>
              </table:table-cell>
              <table:table-cell office:value-type="float" office:value="290.5">
                <text:p>290.5</text:p>
              </table:table-cell>
              <table:table-cell office:value-type="float" office:value="16.397">
                <text:p>16.397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</text:p>
                <draw:g>
                  <svg:desc>'Decompression_(arm)'.A3:'Decompression_(arm)'.A3</svg:desc>
                </draw:g>
              </table:table-cell>
              <table:table-cell office:value-type="float" office:value="549.8">
                <text:p>549.8</text:p>
                <draw:g>
                  <svg:desc>'Decompression_(arm)'.B3:'Decompression_(arm)'.I3</svg:desc>
                </draw:g>
              </table:table-cell>
              <table:table-cell office:value-type="float" office:value="5.319">
                <text:p>5.319</text:p>
              </table:table-cell>
              <table:table-cell office:value-type="float" office:value="5.779">
                <text:p>5.779</text:p>
              </table:table-cell>
              <table:table-cell office:value-type="float" office:value="489.6">
                <text:p>489.6</text:p>
              </table:table-cell>
              <table:table-cell office:value-type="float" office:value="290.5">
                <text:p>290.5</text:p>
              </table:table-cell>
              <table:table-cell office:value-type="float" office:value="8.078">
                <text:p>8.078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4:'Decompression_(arm)'.A4</svg:desc>
                </draw:g>
              </table:table-cell>
              <table:table-cell office:value-type="float" office:value="539.5">
                <text:p>539.5</text:p>
                <draw:g>
                  <svg:desc>'Decompression_(arm)'.B4:'Decompression_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2">
                <text:p>4.962</text:p>
              </table:table-cell>
              <table:table-cell office:value-type="float" office:value="307.2">
                <text:p>307.2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275.3">
                <text:p>275.3</text:p>
              </table:table-cell>
              <table:table-cell office:value-type="float" office:value="323.6">
                <text:p>323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Decompression_(arm)'.A9:'Decompression_(arm)'.I11" chart:data-source-has-labels="both" svg:x="0.396cm" svg:y="0.198cm" svg:width="16.716cm" svg:height="9.511cm">
          <chart:coordinate-region svg:x="1.741cm" svg:y="0.371cm" svg:width="15.371cm" svg:height="8.744cm"/>
          <chart:axis chart:dimension="x" chart:name="primary-x" chart:style-name="ch4" chartooo:axis-type="text">
            <chart:categories table:cell-range-address="'Decompression_(arm)'.B9:'Decompression_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arm)'.B10:'Decompression_(arm)'.I10" chart:label-cell-address="'Decompression_(arm)'.A10:'Decompression_(arm)'.A10" chart:class="chart:bar">
            <chart:data-point chart:repeated="8"/>
          </chart:series>
          <chart:series chart:style-name="ch8" chart:values-cell-range-address="'Decompression_(arm)'.B11:'Decompression_(arm)'.I11" chart:label-cell-address="'Decompression_(arm)'.A11:'Decompression_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)'.B9:'Decompression_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)'.A10:'Decompression_(arm)'.A10</svg:desc>
                </draw:g>
              </table:table-cell>
              <table:table-cell office:value-type="float" office:value="1.20807566387777">
                <text:p>1.20807566387777</text:p>
                <draw:g>
                  <svg:desc>'Decompression_(arm)'.B10:'Decompression_(arm)'.I10</svg:desc>
                </draw:g>
              </table:table-cell>
              <table:table-cell office:value-type="float" office:value="0.992479789434104">
                <text:p>0.992479789434104</text:p>
              </table:table-cell>
              <table:table-cell office:value-type="float" office:value="7.01522754801869">
                <text:p>7.01522754801869</text:p>
              </table:table-cell>
              <table:table-cell office:value-type="float" office:value="1.28063725490196">
                <text:p>1.28063725490196</text:p>
              </table:table-cell>
              <table:table-cell office:value-type="float" office:value="1">
                <text:p>1</text:p>
              </table:table-cell>
              <table:table-cell office:value-type="float" office:value="2.02983411735578">
                <text:p>2.029834117355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11:'Decompression_(arm)'.A11</svg:desc>
                </draw:g>
              </table:table-cell>
              <table:table-cell office:value-type="float" office:value="1.23113994439296">
                <text:p>1.23113994439296</text:p>
                <draw:g>
                  <svg:desc>'Decompression_(arm)'.B11:'Decompression_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7029423619508">
                <text:p>8.17029423619508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1.55430711610487">
                <text:p>1.55430711610487</text:p>
              </table:table-cell>
              <table:table-cell office:value-type="float" office:value="NaN">
                <text:p>NaN</text:p>
              </table:table-cell>
              <table:table-cell office:value-type="float" office:value="2.04576825281511">
                <text:p>2.04576825281511</text:p>
              </table:table-cell>
              <table:table-cell office:value-type="float" office:value="1.71847960444994">
                <text:p>1.7184796044499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74cm" svg:y="6.772cm" style:legend-expansion="high" chart:style-name="ch2"/>
        <chart:plot-area chart:style-name="ch3" table:cell-range-address="'Decompression_(arm64)'.A1:'Decompression_(arm64)'.I4" chart:data-source-has-labels="both" svg:x="1.532cm" svg:y="0.299cm" svg:width="24.269cm" svg:height="14.383cm">
          <chart:coordinate-region svg:x="2.189cm" svg:y="0.472cm" svg:width="23.612cm" svg:height="13.616cm"/>
          <chart:axis chart:dimension="x" chart:name="primary-x" chart:style-name="ch4" chartooo:axis-type="text">
            <chart:categories table:cell-range-address="'Decompression_(arm64)'.B1:'Decompression_(arm64)'.I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Decompression_(arm64)'.B2:'Decompression_(arm64)'.I2" chart:label-cell-address="'Decompression_(arm64)'.A2:'Decompression_(arm64)'.A2" chart:class="chart:bar">
            <chart:data-point chart:repeated="8"/>
            <chart:data-label chart:style-name="ch8"/>
          </chart:series>
          <chart:series chart:style-name="ch9" chart:values-cell-range-address="'Decompression_(arm64)'.B3:'Decompression_(arm64)'.I3" chart:label-cell-address="'Decompression_(arm64)'.A3:'Decompression_(arm64)'.A3" chart:class="chart:bar">
            <chart:data-point chart:repeated="8"/>
            <chart:data-label chart:style-name="ch8"/>
          </chart:series>
          <chart:series chart:style-name="ch10" chart:values-cell-range-address="'Decompression_(arm64)'.B4:'Decompression_(arm64)'.I4" chart:label-cell-address="'Decompression_(arm64)'.A4:'Decompression_(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64)'.B1:'Decompression_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64)'.A2:'Decompression_(arm64)'.A2</svg:desc>
                </draw:g>
              </table:table-cell>
              <table:table-cell office:value-type="float" office:value="370.5">
                <text:p>370.5</text:p>
                <draw:g>
                  <svg:desc>'Decompression_(arm64)'.B2:'Decompression_(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arm64)'.A3:'Decompression_(arm64)'.A3</svg:desc>
                </draw:g>
              </table:table-cell>
              <table:table-cell office:value-type="float" office:value="253">
                <text:p>253</text:p>
                <draw:g>
                  <svg:desc>'Decompression_(arm64)'.B3:'Decompression_(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4:'Decompression_(arm64)'.A4</svg:desc>
                </draw:g>
              </table:table-cell>
              <table:table-cell office:value-type="float" office:value="239.1">
                <text:p>239.1</text:p>
                <draw:g>
                  <svg:desc>'Decompression_(arm64)'.B4:'Decompression_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508cm" svg:y="4.458cm" style:legend-expansion="high" chart:style-name="ch2"/>
        <chart:plot-area chart:style-name="ch3" table:cell-range-address="'Decompression_(arm64)'.A9:'Decompression_(arm64)'.I11" chart:data-source-has-labels="both" svg:x="0.396cm" svg:y="0.198cm" svg:width="16.716cm" svg:height="9.511cm">
          <chart:coordinate-region svg:x="1.926cm" svg:y="0.371cm" svg:width="15.186cm" svg:height="8.744cm"/>
          <chart:axis chart:dimension="x" chart:name="primary-x" chart:style-name="ch4" chartooo:axis-type="text">
            <chart:categories table:cell-range-address="'Decompression_(arm64)'.B9:'Decompression_(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arm64)'.B10:'Decompression_(arm64)'.I10" chart:label-cell-address="'Decompression_(arm64)'.A10:'Decompression_(arm64)'.A10" chart:class="chart:bar">
            <chart:data-point chart:repeated="8"/>
          </chart:series>
          <chart:series chart:style-name="ch8" chart:values-cell-range-address="'Decompression_(arm64)'.B11:'Decompression_(arm64)'.I11" chart:label-cell-address="'Decompression_(arm64)'.A11:'Decompression_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64)'.B9:'Decompression_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64)'.A10:'Decompression_(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arm64)'.B10:'Decompression_(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11:'Decompression_(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arm64)'.B11:'Decompression_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64cm" svg:y="6.327cm" style:legend-expansion="high" chart:style-name="ch2"/>
        <chart:plot-area chart:style-name="ch3" table:cell-range-address="'Compression_(x64)'.A1:'Compression_(x64)'.F6" chart:data-source-has-labels="both" svg:x="1.53cm" svg:y="0.299cm" svg:width="23.263cm" svg:height="14.383cm">
          <chart:coordinate-region svg:x="2.372cm" svg:y="0.472cm" svg:width="22.421cm" svg:height="13.616cm"/>
          <chart:axis chart:dimension="x" chart:name="primary-x" chart:style-name="ch4" chartooo:axis-type="text">
            <chart:categories table:cell-range-address="'Compression_(x64)'.B1:'Compression_(x64)'.F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ompression_(x64)'.B2:'Compression_(x64)'.F2" chart:label-cell-address="'Compression_(x64)'.A2:'Compression_(x64)'.A2" chart:class="chart:bar">
            <chart:data-point chart:repeated="5"/>
            <chart:data-label chart:style-name="ch8"/>
          </chart:series>
          <chart:series chart:style-name="ch9" chart:values-cell-range-address="'Compression_(x64)'.B3:'Compression_(x64)'.F3" chart:label-cell-address="'Compression_(x64)'.A3:'Compression_(x64)'.A3" chart:class="chart:bar">
            <chart:data-point chart:repeated="5"/>
            <chart:data-label chart:style-name="ch8"/>
          </chart:series>
          <chart:series chart:style-name="ch10" chart:values-cell-range-address="'Compression_(x64)'.B4:'Compression_(x64)'.F4" chart:label-cell-address="'Compression_(x64)'.A4:'Compression_(x64)'.A4" chart:class="chart:bar">
            <chart:data-point chart:repeated="5"/>
            <chart:data-label chart:style-name="ch8"/>
          </chart:series>
          <chart:series chart:style-name="ch11" chart:values-cell-range-address="'Compression_(x64)'.B5:'Compression_(x64)'.F5" chart:label-cell-address="'Compression_(x64)'.A5:'Compression_(x64)'.A5" chart:class="chart:bar">
            <chart:data-point chart:repeated="5"/>
          </chart:series>
          <chart:series chart:style-name="ch12" chart:values-cell-range-address="'Compression_(x64)'.B6:'Compression_(x64)'.F6" chart:label-cell-address="'Compression_(x64)'.A6:'Compression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1:'Compression_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x64)'.A2:'Compression_(x64)'.A2</svg:desc>
                </draw:g>
              </table:table-cell>
              <table:table-cell office:value-type="float" office:value="661.3">
                <text:p>661.3</text:p>
                <draw:g>
                  <svg:desc>'Compression_(x64)'.B2:'Compression_(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x64)'.A3:'Compression_(x64)'.A3</svg:desc>
                </draw:g>
              </table:table-cell>
              <table:table-cell office:value-type="float" office:value="334.2">
                <text:p>334.2</text:p>
                <draw:g>
                  <svg:desc>'Compression_(x64)'.B3:'Compression_(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4:'Compression_(x64)'.A4</svg:desc>
                </draw:g>
              </table:table-cell>
              <table:table-cell office:value-type="float" office:value="186.5">
                <text:p>186.5</text:p>
                <draw:g>
                  <svg:desc>'Compression_(x64)'.B4:'Compression_(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5:'Compression_(x64)'.A5</svg:desc>
                </draw:g>
              </table:table-cell>
              <table:table-cell office:value-type="float" office:value="318.7">
                <text:p>318.7</text:p>
                <draw:g>
                  <svg:desc>'Compression_(x64)'.B5:'Compression_(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6:'Compression_(x64)'.A6</svg:desc>
                </draw:g>
              </table:table-cell>
              <table:table-cell office:value-type="float" office:value="180.8">
                <text:p>180.8</text:p>
                <draw:g>
                  <svg:desc>'Compression_(x64)'.B6:'Compression_(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637cm" svg:y="4.598cm" style:legend-expansion="high" chart:style-name="ch2"/>
        <chart:plot-area chart:style-name="ch3" table:cell-range-address="'Compression_(x64)'.A9:'Compression_(x64)'.F13" chart:data-source-has-labels="both" svg:x="0.397cm" svg:y="0.221cm" svg:width="15.843cm" svg:height="10.635cm">
          <chart:coordinate-region svg:x="1.742cm" svg:y="0.394cm" svg:width="14.498cm" svg:height="9.868cm"/>
          <chart:axis chart:dimension="x" chart:name="primary-x" chart:style-name="ch4" chartooo:axis-type="text">
            <chart:categories table:cell-range-address="'Compression_(x64)'.B9:'Compression_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x64)'.B10:'Compression_(x64)'.F10" chart:label-cell-address="'Compression_(x64)'.A10:'Compression_(x64)'.A10" chart:class="chart:bar">
            <chart:data-point chart:repeated="5"/>
          </chart:series>
          <chart:series chart:style-name="ch8" chart:values-cell-range-address="'Compression_(x64)'.B11:'Compression_(x64)'.F11" chart:label-cell-address="'Compression_(x64)'.A11:'Compression_(x64)'.A11" chart:class="chart:bar">
            <chart:data-point chart:repeated="5"/>
          </chart:series>
          <chart:series chart:style-name="ch9" chart:values-cell-range-address="'Compression_(x64)'.B12:'Compression_(x64)'.F12" chart:label-cell-address="'Compression_(x64)'.A12:'Compression_(x64)'.A12" chart:class="chart:bar">
            <chart:data-point chart:repeated="5"/>
          </chart:series>
          <chart:series chart:style-name="ch10" chart:values-cell-range-address="'Compression_(x64)'.B13:'Compression_(x64)'.F13" chart:label-cell-address="'Compression_(x64)'.A13:'Compression_(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9:'Compression_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x64)'.A10:'Compression_(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x64)'.B10:'Compression_(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11:'Compression_(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x64)'.B11:'Compression_(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12:'Compression_(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x64)'.B12:'Compression_(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13:'Compression_(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x64)'.B13:'Compression_(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AS)'.A1:'Compression_(AS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AS)'.B1:'Compression_(AS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AS)'.B2:'Compression_(AS)'.F2" chart:label-cell-address="'Compression_(AS)'.A2:'Compression_(AS)'.A2" chart:class="chart:bar">
            <chart:data-point chart:repeated="5"/>
            <chart:data-label chart:style-name="ch8"/>
          </chart:series>
          <chart:series chart:style-name="ch9" chart:values-cell-range-address="'Compression_(AS)'.B3:'Compression_(AS)'.F3" chart:label-cell-address="'Compression_(AS)'.A3:'Compression_(AS)'.A3" chart:class="chart:bar">
            <chart:data-point chart:repeated="5"/>
            <chart:data-label chart:style-name="ch8"/>
          </chart:series>
          <chart:series chart:style-name="ch10" chart:values-cell-range-address="'Compression_(AS)'.B4:'Compression_(AS)'.F4" chart:label-cell-address="'Compression_(AS)'.A4:'Compression_(AS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1:'Compression_(AS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S)'.A2:'Compression_(AS)'.A2</svg:desc>
                </draw:g>
              </table:table-cell>
              <table:table-cell office:value-type="float" office:value="795.5">
                <text:p>795.5</text:p>
                <draw:g>
                  <svg:desc>'Compression_(AS)'.B2:'Compression_(AS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AS)'.A3:'Compression_(AS)'.A3</svg:desc>
                </draw:g>
              </table:table-cell>
              <table:table-cell office:value-type="float" office:value="317.5">
                <text:p>317.5</text:p>
                <draw:g>
                  <svg:desc>'Compression_(AS)'.B3:'Compression_(AS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4:'Compression_(AS)'.A4</svg:desc>
                </draw:g>
              </table:table-cell>
              <table:table-cell office:value-type="float" office:value="194.5">
                <text:p>194.5</text:p>
                <draw:g>
                  <svg:desc>'Compression_(AS)'.B4:'Compression_(AS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AS)'.A7:'Compression_(AS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AS)'.B7:'Compression_(AS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AS)'.B8:'Compression_(AS)'.F8" chart:label-cell-address="'Compression_(AS)'.A8:'Compression_(AS)'.A8" chart:class="chart:bar">
            <chart:data-point chart:repeated="5"/>
          </chart:series>
          <chart:series chart:style-name="ch8" chart:values-cell-range-address="'Compression_(AS)'.B9:'Compression_(AS)'.F9" chart:label-cell-address="'Compression_(AS)'.A9:'Compression_(AS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7:'Compression_(AS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S)'.A8:'Compression_(AS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AS)'.B8:'Compression_(AS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9:'Compression_(AS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AS)'.B9:'Compression_(AS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arm)'.A1:'Compression_(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arm)'.B1:'Compression_(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)'.B2:'Compression_(arm)'.F2" chart:label-cell-address="'Compression_(arm)'.A2:'Compression_(arm)'.A2" chart:class="chart:bar">
            <chart:data-point chart:repeated="5"/>
            <chart:data-label chart:style-name="ch8"/>
          </chart:series>
          <chart:series chart:style-name="ch9" chart:values-cell-range-address="'Compression_(arm)'.B3:'Compression_(arm)'.F3" chart:label-cell-address="'Compression_(arm)'.A3:'Compression_(arm)'.A3" chart:class="chart:bar">
            <chart:data-point chart:repeated="5"/>
            <chart:data-label chart:style-name="ch8"/>
          </chart:series>
          <chart:series chart:style-name="ch10" chart:values-cell-range-address="'Compression_(arm)'.B4:'Compression_(arm)'.F4" chart:label-cell-address="'Compression_(arm)'.A4:'Compression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1:'Compression_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)'.A2:'Compression_(arm)'.A2</svg:desc>
                </draw:g>
              </table:table-cell>
              <table:table-cell office:value-type="float" office:value="6011">
                <text:p>6011</text:p>
                <draw:g>
                  <svg:desc>'Compression_(arm)'.B2:'Compression_(arm)'.F2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6689.5">
                <text:p>6689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</text:p>
                <draw:g>
                  <svg:desc>'Compression_(arm)'.A3:'Compression_(arm)'.A3</svg:desc>
                </draw:g>
              </table:table-cell>
              <table:table-cell office:value-type="float" office:value="1933">
                <text:p>1933</text:p>
                <draw:g>
                  <svg:desc>'Compression_(arm)'.B3:'Compression_(arm)'.F3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914.5">
                <text:p>914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4:'Compression_(arm)'.A4</svg:desc>
                </draw:g>
              </table:table-cell>
              <table:table-cell office:value-type="float" office:value="1024">
                <text:p>1024</text:p>
                <draw:g>
                  <svg:desc>'Compression_(arm)'.B4:'Compression_(arm)'.F4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16920">
                <text:p>16920</text:p>
              </table:table-cell>
              <table:table-cell office:value-type="float" office:value="2113">
                <text:p>211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327cm" style:legend-expansion="high" chart:style-name="ch2"/>
        <chart:plot-area chart:style-name="ch3" table:cell-range-address="'Hashes_(x64)'.A1:'Hashes_(x64)'.F6" chart:data-source-has-labels="both" svg:x="1.575cm" svg:y="0.299cm" svg:width="26.332cm" svg:height="14.383cm">
          <chart:coordinate-region svg:x="2.417cm" svg:y="0.472cm" svg:width="25.49cm" svg:height="13.616cm"/>
          <chart:axis chart:dimension="x" chart:name="primary-x" chart:style-name="ch4" chartooo:axis-type="text">
            <chart:categories table:cell-range-address="'Hashes_(x64)'.B1:'Hashes_(x64)'.F1"/>
          </chart:axis>
          <chart:axis chart:dimension="y" chart:name="primary-y" chart:style-name="ch5">
            <chart:title svg:x="0.451cm" svg:y="7.706cm" chart:style-name="ch6">
              <text:p>µs</text:p>
            </chart:title>
          </chart:axis>
          <chart:series chart:style-name="ch7" chart:values-cell-range-address="'Hashes_(x64)'.B2:'Hashes_(x64)'.F2" chart:label-cell-address="'Hashes_(x64)'.A2:'Hashes_(x64)'.A2" chart:class="chart:bar">
            <chart:data-point chart:repeated="5"/>
            <chart:data-label chart:style-name="ch8"/>
          </chart:series>
          <chart:series chart:style-name="ch9" chart:values-cell-range-address="'Hashes_(x64)'.B3:'Hashes_(x64)'.F3" chart:label-cell-address="'Hashes_(x64)'.A3:'Hashes_(x64)'.A3" chart:class="chart:bar">
            <chart:data-point chart:repeated="5"/>
            <chart:data-label chart:style-name="ch8"/>
          </chart:series>
          <chart:series chart:style-name="ch10" chart:values-cell-range-address="'Hashes_(x64)'.B4:'Hashes_(x64)'.F4" chart:label-cell-address="'Hashes_(x64)'.A4:'Hashes_(x64)'.A4" chart:class="chart:bar">
            <chart:data-point chart:repeated="5"/>
            <chart:data-label chart:style-name="ch8"/>
          </chart:series>
          <chart:series chart:style-name="ch11" chart:values-cell-range-address="'Hashes_(x64)'.B5:'Hashes_(x64)'.F5" chart:label-cell-address="'Hashes_(x64)'.A5:'Hashes_(x64)'.A5" chart:class="chart:bar">
            <chart:data-point chart:repeated="5"/>
          </chart:series>
          <chart:series chart:style-name="ch12" chart:values-cell-range-address="'Hashes_(x64)'.B6:'Hashes_(x64)'.F6" chart:label-cell-address="'Hashes_(x64)'.A6:'Hashes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x64)'.B1:'Hashes_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x64)'.A2:'Hashes_(x64)'.A2</svg:desc>
                </draw:g>
              </table:table-cell>
              <table:table-cell office:value-type="float" office:value="1587">
                <text:p>1587</text:p>
                <draw:g>
                  <svg:desc>'Hashes_(x64)'.B2:'Hashes_(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x64)'.A3:'Hashes_(x64)'.A3</svg:desc>
                </draw:g>
              </table:table-cell>
              <table:table-cell office:value-type="float" office:value="1632">
                <text:p>1632</text:p>
                <draw:g>
                  <svg:desc>'Hashes_(x64)'.B3:'Hashes_(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x64)'.A4:'Hashes_(x64)'.A4</svg:desc>
                </draw:g>
              </table:table-cell>
              <table:table-cell office:value-type="float" office:value="1636">
                <text:p>1636</text:p>
                <draw:g>
                  <svg:desc>'Hashes_(x64)'.B4:'Hashes_(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x64)'.A5:'Hashes_(x64)'.A5</svg:desc>
                </draw:g>
              </table:table-cell>
              <table:table-cell office:value-type="float" office:value="1672">
                <text:p>1672</text:p>
                <draw:g>
                  <svg:desc>'Hashes_(x64)'.B5:'Hashes_(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x64)'.A6:'Hashes_(x64)'.A6</svg:desc>
                </draw:g>
              </table:table-cell>
              <table:table-cell office:value-type="float" office:value="1677">
                <text:p>1677</text:p>
                <draw:g>
                  <svg:desc>'Hashes_(x64)'.B6:'Hashes_(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arm)'.A9:'Compression_(arm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arm)'.B9:'Compression_(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)'.B10:'Compression_(arm)'.F10" chart:label-cell-address="'Compression_(arm)'.A10:'Compression_(arm)'.A10" chart:class="chart:bar">
            <chart:data-point chart:repeated="5"/>
          </chart:series>
          <chart:series chart:style-name="ch8" chart:values-cell-range-address="'Compression_(arm)'.B11:'Compression_(arm)'.F11" chart:label-cell-address="'Compression_(arm)'.A11:'Compression_(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9:'Compression_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)'.A10:'Compression_(arm)'.A10</svg:desc>
                </draw:g>
              </table:table-cell>
              <table:table-cell office:value-type="float" office:value="3.10967408173823">
                <text:p>3.10967408173823</text:p>
                <draw:g>
                  <svg:desc>'Compression_(arm)'.B10:'Compression_(arm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31492618917441">
                <text:p>7.31492618917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11:'Compression_(arm)'.A11</svg:desc>
                </draw:g>
              </table:table-cell>
              <table:table-cell office:value-type="float" office:value="5.8701171875">
                <text:p>5.8701171875</text:p>
                <draw:g>
                  <svg:desc>'Compression_(arm)'.B11:'Compression_(arm)'.F11</svg:desc>
                </draw:g>
              </table:table-cell>
              <table:table-cell office:value-type="float" office:value="1.8936595107339">
                <text:p>1.8936595107339</text:p>
              </table:table-cell>
              <table:table-cell office:value-type="float" office:value="NaN">
                <text:p>NaN</text:p>
              </table:table-cell>
              <table:table-cell office:value-type="float" office:value="3.04078014184397">
                <text:p>3.04078014184397</text:p>
              </table:table-cell>
              <table:table-cell office:value-type="float" office:value="1.78892569805963">
                <text:p>1.7889256980596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arm64)'.A1:'Compression_(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arm64)'.B1:'Compression_(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64)'.B2:'Compression_(arm64)'.F2" chart:label-cell-address="'Compression_(arm64)'.A2:'Compression_(arm64)'.A2" chart:class="chart:bar">
            <chart:data-point chart:repeated="5"/>
            <chart:data-label chart:style-name="ch8"/>
          </chart:series>
          <chart:series chart:style-name="ch9" chart:values-cell-range-address="'Compression_(arm64)'.B3:'Compression_(arm64)'.F3" chart:label-cell-address="'Compression_(arm64)'.A3:'Compression_(arm64)'.A3" chart:class="chart:bar">
            <chart:data-point chart:repeated="5"/>
            <chart:data-label chart:style-name="ch8"/>
          </chart:series>
          <chart:series chart:style-name="ch10" chart:values-cell-range-address="'Compression_(arm64)'.B4:'Compression_(arm64)'.F4" chart:label-cell-address="'Compression_(arm64)'.A4:'Compression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1:'Compression_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64)'.A2:'Compression_(arm64)'.A2</svg:desc>
                </draw:g>
              </table:table-cell>
              <table:table-cell office:value-type="float" office:value="6689.1">
                <text:p>6689.1</text:p>
                <draw:g>
                  <svg:desc>'Compression_(arm64)'.B2:'Compression_(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arm64)'.A3:'Compression_(arm64)'.A3</svg:desc>
                </draw:g>
              </table:table-cell>
              <table:table-cell office:value-type="float" office:value="1883.3">
                <text:p>1883.3</text:p>
                <draw:g>
                  <svg:desc>'Compression_(arm64)'.B3:'Compression_(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4:'Compression_(arm64)'.A4</svg:desc>
                </draw:g>
              </table:table-cell>
              <table:table-cell office:value-type="float" office:value="983.8">
                <text:p>983.8</text:p>
                <draw:g>
                  <svg:desc>'Compression_(arm64)'.B4:'Compression_(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arm64)'.A9:'Compression_(arm64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arm64)'.B9:'Compression_(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64)'.B10:'Compression_(arm64)'.F10" chart:label-cell-address="'Compression_(arm64)'.A10:'Compression_(arm64)'.A10" chart:class="chart:bar">
            <chart:data-point chart:repeated="5"/>
          </chart:series>
          <chart:series chart:style-name="ch8" chart:values-cell-range-address="'Compression_(arm64)'.B11:'Compression_(arm64)'.F11" chart:label-cell-address="'Compression_(arm64)'.A11:'Compression_(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9:'Compression_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64)'.A10:'Compression_(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arm64)'.B10:'Compression_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11:'Compression_(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arm64)'.B11:'Compression_(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8cm" svg:y="0.436cm" chart:style-name="ch2">
          <text:p>Checksums (x64)</text:p>
        </chart:title>
        <chart:legend chart:legend-position="end" svg:x="22.027cm" svg:y="7.035cm" style:legend-expansion="high" chart:style-name="ch3"/>
        <chart:plot-area chart:style-name="ch4" table:cell-range-address="Sheet17.A14:Sheet17.H16" chart:data-source-has-labels="both" svg:x="1.447cm" svg:y="1.464cm" svg:width="20.092cm" svg:height="13.296cm">
          <chart:coordinate-region svg:x="2.289cm" svg:y="1.637cm" svg:width="19.25cm" svg:height="12.529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28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8">
                <text:p>129.147409555118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3">
                <text:p>20.58436027695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5">
                <text:p>35.1272147172225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8">
                <text:p>21.1578058612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7">
                <text:p>20.8721112858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624cm" svg:y="6.106cm" style:legend-expansion="high" chart:style-name="ch2"/>
        <chart:plot-area chart:style-name="ch3" table:cell-range-address="'SpamSum_(x64)'.A1:'SpamSum_(x64)'.B7" chart:data-source-has-labels="both" svg:x="1.575cm" svg:y="0.299cm" svg:width="25.433cm" svg:height="14.384cm">
          <chart:coordinate-region svg:x="2.046cm" svg:y="0.472cm" svg:width="24.962cm" svg:height="13.617cm"/>
          <chart:axis chart:dimension="x" chart:name="primary-x" chart:style-name="ch4" chartooo:axis-type="text">
            <chart:categories table:cell-range-address="'SpamSum_(x64)'.B1:'SpamSum_(x64)'.B1"/>
          </chart:axis>
          <chart:axis chart:dimension="y" chart:name="primary-y" chart:style-name="ch5">
            <chart:title svg:x="0.451cm" svg:y="7.747cm" chart:style-name="ch6">
              <text:p>ms</text:p>
            </chart:title>
          </chart:axis>
          <chart:series chart:style-name="ch7" chart:values-cell-range-address="'SpamSum_(x64)'.B2:'SpamSum_(x64)'.B2" chart:label-cell-address="'SpamSum_(x64)'.A2:'SpamSum_(x64)'.A2" chart:class="chart:bar">
            <chart:data-point/>
            <chart:data-label chart:style-name="ch8"/>
          </chart:series>
          <chart:series chart:style-name="ch9" chart:values-cell-range-address="'SpamSum_(x64)'.B3:'SpamSum_(x64)'.B3" chart:label-cell-address="'SpamSum_(x64)'.A3:'SpamSum_(x64)'.A3" chart:class="chart:bar">
            <chart:data-point/>
            <chart:data-label chart:style-name="ch8"/>
          </chart:series>
          <chart:series chart:style-name="ch10" chart:values-cell-range-address="'SpamSum_(x64)'.B4:'SpamSum_(x64)'.B4" chart:label-cell-address="'SpamSum_(x64)'.A4:'SpamSum_(x64)'.A4" chart:class="chart:bar">
            <chart:data-point/>
            <chart:data-label chart:style-name="ch8"/>
          </chart:series>
          <chart:series chart:style-name="ch11" chart:values-cell-range-address="'SpamSum_(x64)'.B5:'SpamSum_(x64)'.B5" chart:label-cell-address="'SpamSum_(x64)'.A5:'SpamSum_(x64)'.A5" chart:class="chart:bar">
            <chart:data-point/>
            <chart:data-label chart:style-name="ch8"/>
          </chart:series>
          <chart:series chart:style-name="ch12" chart:values-cell-range-address="'SpamSum_(x64)'.B6:'SpamSum_(x64)'.B6" chart:label-cell-address="'SpamSum_(x64)'.A6:'SpamSum_(x64)'.A6" chart:class="chart:bar">
            <chart:data-point/>
          </chart:series>
          <chart:series chart:style-name="ch13" chart:values-cell-range-address="'SpamSum_(x64)'.B7:'SpamSum_(x64)'.B7" chart:label-cell-address="'SpamSum_(x64)'.A7:'SpamSum_(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x64)'.B1:'SpamSum_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x64)'.A2:'SpamSum_(x64)'.A2</svg:desc>
                </draw:g>
              </table:table-cell>
              <table:table-cell office:value-type="float" office:value="12.158">
                <text:p>12.158</text:p>
                <draw:g>
                  <svg:desc>'SpamSum_(x64)'.B2:'SpamSum_(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x64)'.A3:'SpamSum_(x64)'.A3</svg:desc>
                </draw:g>
              </table:table-cell>
              <table:table-cell office:value-type="float" office:value="11.857">
                <text:p>11.857</text:p>
                <draw:g>
                  <svg:desc>'SpamSum_(x64)'.B3:'SpamSum_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x64)'.A4:'SpamSum_(x64)'.A4</svg:desc>
                </draw:g>
              </table:table-cell>
              <table:table-cell office:value-type="float" office:value="71.915">
                <text:p>71.915</text:p>
                <draw:g>
                  <svg:desc>'SpamSum_(x64)'.B4:'SpamSum_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x64)'.A5:'SpamSum_(x64)'.A5</svg:desc>
                </draw:g>
              </table:table-cell>
              <table:table-cell office:value-type="float" office:value="7.388">
                <text:p>7.388</text:p>
                <draw:g>
                  <svg:desc>'SpamSum_(x64)'.B5:'SpamSum_(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x64)'.A6:'SpamSum_(x64)'.A6</svg:desc>
                </draw:g>
              </table:table-cell>
              <table:table-cell office:value-type="float" office:value="11.513">
                <text:p>11.513</text:p>
                <draw:g>
                  <svg:desc>'SpamSum_(x64)'.B6:'SpamSum_(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x64)'.A7:'SpamSum_(x64)'.A7</svg:desc>
                </draw:g>
              </table:table-cell>
              <table:table-cell office:value-type="float" office:value="71.624">
                <text:p>71.624</text:p>
                <draw:g>
                  <svg:desc>'SpamSum_(x64)'.B7:'SpamSum_(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AS)'.A1:'Checksums_(AS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AS)'.B1:'Checksums_(AS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AS)'.B2:'Checksums_(AS)'.H2" chart:label-cell-address="'Checksums_(AS)'.A2:'Checksums_(AS)'.A2" chart:class="chart:bar">
            <chart:data-point chart:repeated="7"/>
            <chart:data-label chart:style-name="ch8"/>
          </chart:series>
          <chart:series chart:style-name="ch9" chart:values-cell-range-address="'Checksums_(AS)'.B3:'Checksums_(AS)'.H3" chart:label-cell-address="'Checksums_(AS)'.A3:'Checksums_(AS)'.A3" chart:class="chart:bar">
            <chart:data-point chart:repeated="7"/>
            <chart:data-label chart:style-name="ch8"/>
          </chart:series>
          <chart:series chart:style-name="ch10" chart:values-cell-range-address="'Checksums_(AS)'.B4:'Checksums_(AS)'.H4" chart:label-cell-address="'Checksums_(AS)'.A4:'Checksums_(AS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1:'Checksums_(AS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S)'.A2:'Checksums_(AS)'.A2</svg:desc>
                </draw:g>
              </table:table-cell>
              <table:table-cell office:value-type="float" office:value="7573">
                <text:p>7573</text:p>
                <draw:g>
                  <svg:desc>'Checksums_(AS)'.B2:'Checksums_(AS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AS)'.A3:'Checksums_(AS)'.A3</svg:desc>
                </draw:g>
              </table:table-cell>
              <table:table-cell office:value-type="float" office:value="504">
                <text:p>504</text:p>
                <draw:g>
                  <svg:desc>'Checksums_(AS)'.B3:'Checksums_(AS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4:'Checksums_(AS)'.A4</svg:desc>
                </draw:g>
              </table:table-cell>
              <table:table-cell office:value-type="float" office:value="167.7">
                <text:p>167.7</text:p>
                <draw:g>
                  <svg:desc>'Checksums_(AS)'.B4:'Checksums_(AS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AS)'.A6:'Checksums_(AS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AS)'.B6:'Checksums_(AS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AS)'.B7:'Checksums_(AS)'.H7" chart:label-cell-address="'Checksums_(AS)'.A7:'Checksums_(AS)'.A7" chart:class="chart:bar">
            <chart:data-point chart:repeated="7"/>
          </chart:series>
          <chart:series chart:style-name="ch9" chart:values-cell-range-address="'Checksums_(AS)'.B8:'Checksums_(AS)'.H8" chart:label-cell-address="'Checksums_(AS)'.A8:'Checksums_(AS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6:'Checksums_(AS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S)'.A7:'Checksums_(AS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AS)'.B7:'Checksums_(AS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8:'Checksums_(AS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AS)'.B8:'Checksums_(AS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AS)'.A1:'Hashes_(AS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AS)'.B1:'Hashes_(AS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AS)'.B2:'Hashes_(AS)'.F2" chart:label-cell-address="'Hashes_(AS)'.A2:'Hashes_(AS)'.A2" chart:class="chart:bar">
            <chart:data-point chart:repeated="5"/>
            <chart:data-label chart:style-name="ch8"/>
          </chart:series>
          <chart:series chart:style-name="ch9" chart:values-cell-range-address="'Hashes_(AS)'.B3:'Hashes_(AS)'.F3" chart:label-cell-address="'Hashes_(AS)'.A3:'Hashes_(AS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S)'.B1:'Hashes_(AS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S)'.A2:'Hashes_(AS)'.A2</svg:desc>
                </draw:g>
              </table:table-cell>
              <table:table-cell office:value-type="float" office:value="2887">
                <text:p>2887</text:p>
                <draw:g>
                  <svg:desc>'Hashes_(AS)'.B2:'Hashes_(AS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AS)'.A3:'Hashes_(AS)'.A3</svg:desc>
                </draw:g>
              </table:table-cell>
              <table:table-cell office:value-type="float" office:value="2201">
                <text:p>2201</text:p>
                <draw:g>
                  <svg:desc>'Hashes_(AS)'.B3:'Hashes_(AS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AS)'.A1:'SpamSum_(AS)'.B4" chart:data-source-has-labels="both" svg:x="1.61cm" svg:y="0.299cm" svg:width="26.26cm" svg:height="14.384cm">
          <chart:coordinate-region svg:x="2.087cm" svg:y="0.477cm" svg:width="25.783cm" svg:height="13.603cm"/>
          <chart:axis chart:dimension="x" chart:name="primary-x" chart:style-name="ch4" chartooo:axis-type="text">
            <chart:categories table:cell-range-address="'SpamSum_(AS)'.B1:'SpamSum_(AS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AS)'.B2:'SpamSum_(AS)'.B2" chart:label-cell-address="'SpamSum_(AS)'.A2:'SpamSum_(AS)'.A2" chart:class="chart:bar">
            <chart:data-point/>
            <chart:data-label chart:style-name="ch8"/>
          </chart:series>
          <chart:series chart:style-name="ch9" chart:values-cell-range-address="'SpamSum_(AS)'.B3:'SpamSum_(AS)'.B3" chart:label-cell-address="'SpamSum_(AS)'.A3:'SpamSum_(AS)'.A3" chart:class="chart:bar">
            <chart:data-point/>
            <chart:data-label chart:style-name="ch8"/>
          </chart:series>
          <chart:series chart:style-name="ch10" chart:values-cell-range-address="'SpamSum_(AS)'.B4:'SpamSum_(AS)'.B4" chart:label-cell-address="'SpamSum_(AS)'.A4:'SpamSum_(AS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S)'.B1:'SpamSum_(AS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S)'.A2:'SpamSum_(AS)'.A2</svg:desc>
                </draw:g>
              </table:table-cell>
              <table:table-cell office:value-type="float" office:value="12.65">
                <text:p>12.65</text:p>
                <draw:g>
                  <svg:desc>'SpamSum_(AS)'.B2:'SpamSum_(AS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AS)'.A3:'SpamSum_(AS)'.A3</svg:desc>
                </draw:g>
              </table:table-cell>
              <table:table-cell office:value-type="float" office:value="11.01">
                <text:p>11.01</text:p>
                <draw:g>
                  <svg:desc>'SpamSum_(AS)'.B3:'SpamSum_(AS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S)'.A4:'SpamSum_(AS)'.A4</svg:desc>
                </draw:g>
              </table:table-cell>
              <table:table-cell office:value-type="float" office:value="15.99">
                <text:p>15.99</text:p>
                <draw:g>
                  <svg:desc>'SpamSum_(AS)'.B4:'SpamSum_(AS)'.B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523cm" svg:y="6.55cm" style:legend-expansion="high" chart:style-name="ch2"/>
        <chart:plot-area chart:style-name="ch3" table:cell-range-address="'Checksums_(arm64)'.A1:'Checksums_(arm64)'.H5" chart:data-source-has-labels="both" svg:x="1.575cm" svg:y="0.299cm" svg:width="26.332cm" svg:height="14.383cm">
          <chart:coordinate-region svg:x="2.046cm" svg:y="0.472cm" svg:width="25.861cm" svg:height="13.616cm"/>
          <chart:axis chart:dimension="x" chart:name="primary-x" chart:style-name="ch4" chartooo:axis-type="text">
            <chart:categories table:cell-range-address="'Checksums_(arm64)'.B1:'Checksums_(arm64)'.H1"/>
          </chart:axis>
          <chart:axis chart:dimension="y" chart:name="primary-y" chart:style-name="ch5">
            <chart:title svg:x="0.451cm" svg:y="7.746cm" chart:style-name="ch6">
              <text:p>ms</text:p>
            </chart:title>
          </chart:axis>
          <chart:series chart:style-name="ch7" chart:values-cell-range-address="'Checksums_(arm64)'.B2:'Checksums_(arm64)'.H2" chart:label-cell-address="'Checksums_(arm64)'.A2:'Checksums_(arm64)'.A2" chart:class="chart:bar">
            <chart:data-point chart:repeated="7"/>
            <chart:data-label chart:style-name="ch8"/>
          </chart:series>
          <chart:series chart:style-name="ch9" chart:values-cell-range-address="'Checksums_(arm64)'.B3:'Checksums_(arm64)'.H3" chart:label-cell-address="'Checksums_(arm64)'.A3:'Checksums_(arm64)'.A3" chart:class="chart:bar">
            <chart:data-point chart:repeated="7"/>
            <chart:data-label chart:style-name="ch8"/>
          </chart:series>
          <chart:series chart:style-name="ch10" chart:values-cell-range-address="'Checksums_(arm64)'.B4:'Checksums_(arm64)'.H4" chart:label-cell-address="'Checksums_(arm64)'.A4:'Checksums_(arm64)'.A4" chart:class="chart:bar">
            <chart:data-point chart:repeated="7"/>
            <chart:data-label chart:style-name="ch8"/>
          </chart:series>
          <chart:series chart:style-name="ch11" chart:values-cell-range-address="'Checksums_(arm64)'.B5:'Checksums_(arm64)'.H5" chart:label-cell-address="'Checksums_(arm64)'.A5:'Checksums_(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1:'Checksums_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64)'.A2:'Checksums_(arm64)'.A2</svg:desc>
                </draw:g>
              </table:table-cell>
              <table:table-cell office:value-type="float" office:value="17.831">
                <text:p>17.831</text:p>
                <draw:g>
                  <svg:desc>'Checksums_(arm64)'.B2:'Checksums_(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arm64)'.A3:'Checksums_(arm64)'.A3</svg:desc>
                </draw:g>
              </table:table-cell>
              <table:table-cell office:value-type="float" office:value="4.581">
                <text:p>4.581</text:p>
                <draw:g>
                  <svg:desc>'Checksums_(arm64)'.B3:'Checksums_(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4:'Checksums_(arm64)'.A4</svg:desc>
                </draw:g>
              </table:table-cell>
              <table:table-cell office:value-type="float" office:value="2.762">
                <text:p>2.762</text:p>
                <draw:g>
                  <svg:desc>'Checksums_(arm64)'.B4:'Checksums_(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arm64)'.A5:'Checksums_(arm64)'.A5</svg:desc>
                </draw:g>
              </table:table-cell>
              <table:table-cell office:value-type="float" office:value="NaN">
                <text:p>NaN</text:p>
                <draw:g>
                  <svg:desc>'Checksums_(arm64)'.B5:'Checksums_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